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Arial" svg:font-family="Arial"/>
    <style:font-face style:name="Noto Sans Symbols" svg:font-family="'Noto Sans Symbols'" style:font-family-generic="swiss"/>
    <style:font-face style:name="Arial1"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Arial2" svg:font-family="Arial" style:font-family-generic="swiss" style:font-pitch="variable"/>
    <style:font-face style:name="Caladea1" svg:font-family="Caladea"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5in" fo:margin-left="-0.075in" fo:margin-top="0in" fo:margin-bottom="0in" table:align="left"/>
    </style:style>
    <style:style style:name="Table1.A" style:family="table-column">
      <style:table-column-properties style:column-width="6.25in"/>
    </style:style>
    <style:style style:name="Table1.1" style:family="table-row">
      <style:table-row-properties style:min-row-height="8.625in" fo:keep-together="auto"/>
    </style:style>
    <style:style style:name="Table1.A1" style:family="table-cell">
      <style:table-cell-properties style:vertical-align="" fo:padding-left="0.075in" fo:padding-right="0.075in" fo:padding-top="0in" fo:padding-bottom="0in" fo:border="1.25pt solid #000080"/>
    </style:style>
    <style:style style:name="Table1.2" style:family="table-row">
      <style:table-row-properties fo:keep-together="auto"/>
    </style:style>
    <style:style style:name="Table2" style:family="table">
      <style:table-properties style:width="6.1875in" fo:margin-left="-0.075in" fo:margin-top="0in" fo:margin-bottom="0in" table:align="left"/>
    </style:style>
    <style:style style:name="Table2.A" style:family="table-column">
      <style:table-column-properties style:column-width="6.1875in"/>
    </style:style>
    <style:style style:name="Table2.1" style:family="table-row">
      <style:table-row-properties style:min-row-height="7.875in"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1875in" fo:margin-left="-0.075in" fo:margin-top="0in" fo:margin-bottom="0in" table:align="left"/>
    </style:style>
    <style:style style:name="Table3.A" style:family="table-column">
      <style:table-column-properties style:column-width="6.18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1.25pt solid #000080"/>
    </style:style>
    <style:style style:name="Table4" style:family="table">
      <style:table-properties style:width="5.9424in" fo:margin-left="-0.075in" fo:margin-top="0in" fo:margin-bottom="0in" table:align="left"/>
    </style:style>
    <style:style style:name="Table4.A" style:family="table-column">
      <style:table-column-properties style:column-width="5.942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7"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style>
    <style:style style:name="P8"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1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13" style:family="paragraph" style:parent-style-name="Standard">
      <style:paragraph-properties fo:margin-top="0in" fo:margin-bottom="0in" loext:contextual-spacing="false"/>
    </style:style>
    <style:style style:name="P14" style:family="paragraph" style:parent-style-name="Standard">
      <style:paragraph-properties fo:margin-top="0in" fo:margin-bottom="0in" loext:contextual-spacing="false"/>
      <style:text-properties style:text-position="0% 100%"/>
    </style:style>
    <style:style style:name="P15" style:family="paragraph" style:parent-style-name="Standard">
      <style:paragraph-properties fo:margin-top="0in" fo:margin-bottom="0in" loext:contextual-spacing="false"/>
      <style:text-properties style:text-position="0% 100%" style:font-name="Arial1" fo:font-size="11pt" style:font-name-asian="Arial3" style:font-size-asian="11pt" style:font-name-complex="Arial3" style:font-size-complex="11pt"/>
    </style:style>
    <style:style style:name="P16" style:family="paragraph" style:parent-style-name="Standard">
      <style:paragraph-properties fo:margin-top="0in" fo:margin-bottom="0in" loext:contextual-spacing="false" fo:line-height="100%"/>
      <style:text-properties style:text-position="0% 100%" style:font-name="Arial1" fo:font-size="11pt" style:font-name-asian="Arial3" style:font-size-asian="11pt" style:font-name-complex="Arial3" style:font-size-complex="11pt"/>
    </style:style>
    <style:style style:name="P17"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8"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9"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20"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21"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2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23"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2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2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2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27"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28"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1" fo:font-size="11pt" style:font-name-asian="Arial3" style:font-size-asian="11pt" style:font-name-complex="Arial3" style:font-size-complex="11pt"/>
    </style:style>
    <style:style style:name="P2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30"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31"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font-weight-complex="bold"/>
    </style:style>
    <style:style style:name="P32"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33"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1" fo:font-size="11pt" style:font-name-asian="Arial3" style:font-size-asian="11pt" style:font-name-complex="Arial3" style:font-size-complex="11pt"/>
    </style:style>
    <style:style style:name="P34"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text-properties style:text-position="0% 100%" style:font-name="Arial1" fo:font-size="11pt" style:font-name-asian="Arial3" style:font-size-asian="11pt" style:font-name-complex="Arial3" style:font-size-complex="11pt"/>
    </style:style>
    <style:style style:name="P3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3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37"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38"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fo:font-style="italic" fo:font-weight="bold" style:font-name-asian="Arial3" style:font-size-asian="11pt" style:font-style-asian="italic" style:font-weight-asian="bold" style:font-name-complex="Arial3" style:font-size-complex="11pt" style:font-style-complex="italic" style:font-weight-complex="bold"/>
    </style:style>
    <style:style style:name="P39"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40"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2pt" fo:font-weight="bold" style:font-name-asian="Arial3" style:font-size-asian="12pt" style:font-weight-asian="bold" style:font-name-complex="Arial3" style:font-size-complex="12pt"/>
    </style:style>
    <style:style style:name="P41"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weight="bold" style:font-name-asian="Arial3" style:font-weight-asian="bold" style:font-name-complex="Arial3"/>
    </style:style>
    <style:style style:name="P4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fo:font-weight="bold" style:font-name-asian="Arial3" style:font-size-asian="14pt" style:font-weight-asian="bold" style:font-name-complex="Arial3" style:font-size-complex="14pt"/>
    </style:style>
    <style:style style:name="P43"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20pt" fo:font-weight="bold" style:font-name-asian="Arial3" style:font-size-asian="20pt" style:font-weight-asian="bold" style:font-name-complex="Arial3" style:font-size-complex="20pt" style:font-weight-complex="bold"/>
    </style:style>
    <style:style style:name="P44"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text-position="0% 100%" style:font-name="Arial1" fo:font-size="20pt" fo:font-weight="bold" style:font-name-asian="Arial3" style:font-size-asian="20pt" style:font-weight-asian="bold" style:font-name-complex="Arial3" style:font-size-complex="20pt" style:font-weight-complex="bold"/>
    </style:style>
    <style:style style:name="P45"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officeooo:rsid="000d73bb" officeooo:paragraph-rsid="0011d760" style:font-name-asian="Arial3" style:font-name-complex="Arial3"/>
    </style:style>
    <style:style style:name="P4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3pt" fo:font-weight="bold" style:font-name-asian="Arial3" style:font-size-asian="13pt" style:font-weight-asian="bold" style:font-name-complex="Arial3" style:font-size-complex="13pt" style:font-weight-complex="bold"/>
    </style:style>
    <style:style style:name="P4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1" fo:font-size="13pt" fo:font-weight="bold" style:font-name-asian="Arial3" style:font-size-asian="13pt" style:font-weight-asian="bold" style:font-name-complex="Arial3" style:font-size-complex="13pt" style:font-weight-complex="bold"/>
    </style:style>
    <style:style style:name="P48"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4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50"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5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52"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5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54"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55"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style:font-name-asian="Arial3" style:font-name-complex="Arial3"/>
    </style:style>
    <style:style style:name="P56"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officeooo:paragraph-rsid="0010d257" style:font-name-asian="Arial3" style:font-name-complex="Arial3"/>
    </style:style>
    <style:style style:name="P57"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font-name="Arial1" fo:font-size="20pt" fo:font-weight="bold" style:font-name-asian="Arial3" style:font-size-asian="20pt" style:font-weight-asian="bold" style:font-name-complex="Arial3" style:font-size-complex="20pt" style:font-weight-complex="bold"/>
    </style:style>
    <style:style style:name="P58"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fo:font-size="20pt" fo:font-weight="bold" style:font-size-asian="20pt" style:font-weight-asian="bold" style:font-size-complex="20pt" style:font-weight-complex="bold"/>
    </style:style>
    <style:style style:name="P5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fo:font-size="13pt" fo:font-weight="bold" style:font-size-asian="13pt" style:font-weight-asian="bold" style:font-size-complex="13pt" style:font-weight-complex="bold"/>
    </style:style>
    <style:style style:name="P60"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officeooo:rsid="000ec2cb" officeooo:paragraph-rsid="0010322b"/>
    </style:style>
    <style:style style:name="P61"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fo:color="#000000" style:font-name="Arial1" style:font-name-asian="Arial3" style:font-name-complex="Arial3"/>
    </style:style>
    <style:style style:name="P62"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fo:color="#000000" style:text-position="0% 100%" style:font-name="Arial1" fo:font-size="11pt" style:font-name-asian="Arial3" style:font-size-asian="11pt" style:font-name-complex="Arial3" style:font-size-complex="11pt"/>
    </style:style>
    <style:style style:name="P63"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officeooo:paragraph-rsid="0010d257"/>
    </style:style>
    <style:style style:name="P64"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65" style:family="paragraph" style:parent-style-name="Standard" style:master-page-name="Converted5">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66"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67"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68"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69"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70"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71" style:family="paragraph" style:parent-style-name="Standard">
      <style:paragraph-properties fo:margin-left="0.196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72" style:family="paragraph" style:parent-style-name="Standard">
      <style:paragraph-properties fo:margin-left="0.196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style:font-name-asian="Arial3" style:font-name-complex="Arial3"/>
    </style:style>
    <style:style style:name="P73" style:family="paragraph" style:parent-style-name="Standard">
      <style:paragraph-properties fo:margin-left="0.157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fo:font-weight="bold" style:font-name-asian="Arial3" style:font-size-asian="12pt" style:font-weight-asian="bold" style:font-name-complex="Arial3" style:font-size-complex="12pt"/>
    </style:style>
    <style:style style:name="P74" style:family="paragraph" style:parent-style-name="Standard">
      <style:paragraph-properties fo:margin-left="0.157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style>
    <style:style style:name="P75" style:family="paragraph" style:parent-style-name="Standard">
      <style:paragraph-properties fo:margin-left="0.472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style:font-name-asian="Arial3" style:font-size-asian="12pt" style:font-name-complex="Arial3" style:font-size-complex="12pt"/>
    </style:style>
    <style:style style:name="P76" style:family="paragraph" style:parent-style-name="Standard" style:list-style-name="WWNum6">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text-properties style:text-position="0% 100%" style:font-name="Arial1" style:font-name-asian="Arial3" style:font-name-complex="Arial3"/>
    </style:style>
    <style:style style:name="P77" style:family="paragraph" style:parent-style-name="Standard" style:list-style-name="WWNum5">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text-properties style:text-position="0% 100%" style:font-name="Arial1" style:font-name-asian="Arial3" style:font-name-complex="Arial3"/>
    </style:style>
    <style:style style:name="P78" style:family="paragraph" style:parent-style-name="Standard" style:list-style-name="WWNum6">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text-properties style:font-name="Arial1" style:font-name-asian="Arial3" style:font-name-complex="Arial3"/>
    </style:style>
    <style:style style:name="P79" style:family="paragraph" style:parent-style-name="Standard" style:list-style-name="WWNum6">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style>
    <style:style style:name="P80" style:family="paragraph" style:parent-style-name="Standard" style:list-style-name="WWNum5">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style>
    <style:style style:name="P81"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style:font-name-asian="Arial3" style:font-name-complex="Arial3"/>
    </style:style>
    <style:style style:name="P82" style:family="paragraph" style:parent-style-name="Standard">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3"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4"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officeooo:paragraph-rsid="00140658" style:font-name-asian="Arial3" style:font-size-asian="11pt" style:font-name-complex="Arial3" style:font-size-complex="11pt"/>
    </style:style>
    <style:style style:name="P85" style:family="paragraph" style:parent-style-name="Standard" style:list-style-name="WWNum1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6" style:family="paragraph" style:parent-style-name="Standard" style:list-style-name="WWNum2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7" style:family="paragraph" style:parent-style-name="Standard" style:list-style-name="WWNum1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8" style:family="paragraph" style:parent-style-name="Standard" style:list-style-name="WWNum1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9" style:family="paragraph" style:parent-style-name="Standard" style:list-style-name="WWNum1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0"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1" style:family="paragraph" style:parent-style-name="Standard">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2" style:family="paragraph" style:parent-style-name="Standard" style:list-style-name="WWNum7">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3" style:family="paragraph" style:parent-style-name="Standard" style:list-style-name="WWNum19">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4" style:family="paragraph" style:parent-style-name="Standard" style:list-style-name="WWNum19">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officeooo:paragraph-rsid="00140658" style:font-name-asian="Arial3" style:font-size-asian="11pt" style:font-name-complex="Arial3" style:font-size-complex="11pt"/>
    </style:style>
    <style:style style:name="P95" style:family="paragraph" style:parent-style-name="Standard" style:list-style-name="WWNum7">
      <style:paragraph-properties fo:margin-left="0.5in" fo:margin-right="0in" fo:margin-top="0in" fo:margin-bottom="0in" loext:contextual-spacing="true" fo:text-align="center" style:justify-single-word="false" fo:orphans="2" fo:widows="2" fo:text-indent="-0.25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96" style:family="paragraph" style:parent-style-name="Standard" style:list-style-name="WWNum23">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97" style:family="paragraph" style:parent-style-name="Standard" style:list-style-name="WWNum1">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98" style:family="paragraph" style:parent-style-name="Standard" style:list-style-name="WWNum18">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99" style:family="paragraph" style:parent-style-name="Standard" style:list-style-name="WWNum25">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0" style:family="paragraph" style:parent-style-name="Standard" style:list-style-name="WWNum4">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1" style:family="paragraph" style:parent-style-name="Standard" style:list-style-name="WWNum17">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2" style:family="paragraph" style:parent-style-name="Standard" style:list-style-name="WWNum26">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3" style:family="paragraph" style:parent-style-name="Standard" style:list-style-name="WWNum9">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4" style:family="paragraph" style:parent-style-name="Standard" style:list-style-name="WWNum22">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5" style:family="paragraph" style:parent-style-name="Standard" style:list-style-name="WWNum2">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6" style:family="paragraph" style:parent-style-name="Standard" style:list-style-name="WWNum28">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7" style:family="paragraph" style:parent-style-name="Standard" style:list-style-name="WWNum3">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officeooo:paragraph-rsid="001ecec5" fo:background-color="#ffffff" style:font-name-asian="Arial3" style:font-name-complex="Arial3"/>
    </style:style>
    <style:style style:name="P108" style:family="paragraph" style:parent-style-name="Standard" style:list-style-name="WWNum6">
      <style:paragraph-properties fo:margin-left="0.5in" fo:margin-right="0in" fo:text-align="start" style:justify-single-word="false" fo:orphans="2" fo:widows="2" fo:text-indent="-0.25in" style:auto-text-indent="false" fo:padding="0in" fo:border="0.74pt solid #ffffff">
        <style:tab-stops>
          <style:tab-stop style:position="-1in"/>
        </style:tab-stops>
      </style:paragraph-properties>
      <style:text-properties style:font-name="Arial1" style:font-name-asian="Arial3" style:font-name-complex="Arial3"/>
    </style:style>
    <style:style style:name="P109" style:family="paragraph" style:parent-style-name="Standard" style:list-style-name="WWNum19">
      <style:paragraph-properties fo:margin-left="0.5in" fo:margin-right="0in"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0"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000000" style:font-name="Arial1" style:font-name-asian="Arial3" style:font-name-complex="Arial3"/>
    </style:style>
    <style:style style:name="P11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12"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13"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font-weight-complex="bold"/>
    </style:style>
    <style:style style:name="P114"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5"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6"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117"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style>
    <style:style style:name="P118"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font-weight="bold" style:font-weight-asian="bold" style:font-weight-complex="bold"/>
    </style:style>
    <style:style style:name="P11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1" fo:font-size="11pt" fo:font-weight="bold" style:font-name-asian="Arial3" style:font-size-asian="11pt" style:font-weight-asian="bold" style:font-name-complex="Arial3" style:font-size-complex="11pt"/>
    </style:style>
    <style:style style:name="P120"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2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22"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2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124" style:family="paragraph" style:parent-style-name="Standard">
      <style:paragraph-properties fo:margin-left="0.4917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25" style:family="paragraph" style:parent-style-name="Standard">
      <style:paragraph-properties fo:margin-left="0.4917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126"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27"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font-weight-complex="bold"/>
    </style:style>
    <style:style style:name="P128"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29" style:family="paragraph" style:parent-style-name="Standard" style:list-style-name="WWNum13">
      <style:paragraph-properties fo:margin-left="0.7917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30" style:family="paragraph" style:parent-style-name="Standard" style:list-style-name="WWNum10">
      <style:paragraph-properties fo:margin-left="0.7917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style>
    <style:style style:name="P131" style:family="paragraph" style:parent-style-name="Standard" style:list-style-name="WWNum13">
      <style:paragraph-properties fo:margin-left="0.7866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32" style:family="paragraph" style:parent-style-name="Standard">
      <style:paragraph-properties fo:margin-left="0.4898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33" style:family="paragraph" style:parent-style-name="Standard" style:list-style-name="WWNum29">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34" style:family="paragraph" style:parent-style-name="Standard" style:list-style-name="WWNum20">
      <style:paragraph-properties fo:margin-left="1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35" style:family="paragraph" style:parent-style-name="Standard" style:list-style-name="WWNum21">
      <style:paragraph-properties fo:margin-left="1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36" style:family="paragraph" style:parent-style-name="Standard">
      <style:paragraph-properties fo:margin-left="0.4898in" fo:margin-right="0in" fo:margin-top="0in" fo:margin-bottom="0in" loext:contextual-spacing="false" fo:text-align="center" style:justify-single-word="false" fo:orphans="2" fo:widows="2" fo:text-indent="-0.4898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37"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38"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39"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40"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officeooo:paragraph-rsid="002c15c1"/>
    </style:style>
    <style:style style:name="P141"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42"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43"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officeooo:paragraph-rsid="002c15c1" style:font-name-asian="Arial3" style:font-size-asian="11pt" style:font-name-complex="Arial3" style:font-size-complex="11pt"/>
    </style:style>
    <style:style style:name="P144"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3pt" fo:font-weight="bold" officeooo:rsid="000a5238" officeooo:paragraph-rsid="000a5238" style:font-name-asian="Arial3" style:font-size-asian="13pt" style:font-weight-asian="bold" style:font-name-complex="Arial3" style:font-size-complex="13pt" style:font-weight-complex="bold"/>
    </style:style>
    <style:style style:name="P145"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3pt" fo:font-weight="bold" style:font-name-asian="Arial3" style:font-size-asian="13pt" style:font-weight-asian="bold" style:font-name-complex="Arial3" style:font-size-complex="13pt" style:font-weight-complex="bold"/>
    </style:style>
    <style:style style:name="P146" style:family="paragraph" style:parent-style-name="Standard" style:list-style-name="WWNum5">
      <style:paragraph-properties fo:margin-left="0.25in" fo:margin-right="0in" fo:margin-top="0in" fo:margin-bottom="0in" loext:contextual-spacing="true" fo:text-align="justify"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147" style:family="paragraph" style:parent-style-name="Standard" style:list-style-name="WWNum7">
      <style:paragraph-properties fo:margin-left="0.25in" fo:margin-right="0in" fo:margin-top="0in" fo:margin-bottom="0in" loext:contextual-spacing="tru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148"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rsid="000d73bb" officeooo:paragraph-rsid="000d73bb" style:font-name-asian="Arial3" style:font-name-complex="Arial3"/>
    </style:style>
    <style:style style:name="P149"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rsid="000d73bb" officeooo:paragraph-rsid="0011d760" style:font-name-asian="Arial3" style:font-name-complex="Arial3"/>
    </style:style>
    <style:style style:name="P150"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rsid="000ec2cb" officeooo:paragraph-rsid="000ec2cb" style:font-name-asian="Arial3" style:font-name-complex="Arial3"/>
    </style:style>
    <style:style style:name="P151"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rsid="000ec2cb" officeooo:paragraph-rsid="0010322b" style:font-name-asian="Arial3" style:font-name-complex="Arial3"/>
    </style:style>
    <style:style style:name="P152"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paragraph-rsid="0010d257" style:font-name-asian="Arial3" style:font-name-complex="Arial3"/>
    </style:style>
    <style:style style:name="P153"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paragraph-rsid="0011d760" style:font-name-asian="Arial3" style:font-name-complex="Arial3"/>
    </style:style>
    <style:style style:name="P154" style:family="paragraph" style:parent-style-name="Standard">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paragraph-rsid="0011d760" style:font-name-asian="Arial3" style:font-name-complex="Arial3"/>
    </style:style>
    <style:style style:name="P155"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text-position="0% 100%" style:font-name="Arial1" officeooo:rsid="000d73bb" officeooo:paragraph-rsid="0011d760" style:font-name-asian="Arial3" style:font-name-complex="Arial3"/>
    </style:style>
    <style:style style:name="P156" style:family="paragraph" style:parent-style-name="Quotations" style:list-style-name="WWNum24"/>
    <style:style style:name="P157" style:family="paragraph" style:parent-style-name="Quotations" style:list-style-name="WWNum24">
      <style:text-properties style:font-name="Arial2"/>
    </style:style>
    <style:style style:name="P158" style:family="paragraph" style:parent-style-name="Quotations" style:list-style-name="WWNum24">
      <style:text-properties style:font-name="Arial2" officeooo:rsid="0019d868" officeooo:paragraph-rsid="0019d868"/>
    </style:style>
    <style:style style:name="T1" style:family="text">
      <style:text-properties style:text-position="0% 100%"/>
    </style:style>
    <style:style style:name="T2" style:family="text">
      <style:text-properties style:text-position="0% 100%" style:font-name="Arial1" fo:font-size="11pt" fo:font-weight="bold" style:font-name-asian="Arial3" style:font-size-asian="11pt" style:font-weight-asian="bold" style:font-name-complex="Arial3" style:font-size-complex="11pt"/>
    </style:style>
    <style:style style:name="T3" style:family="text">
      <style:text-properties style:text-position="0% 100%" style:font-name="Arial1" fo:font-size="11pt" fo:font-weight="bold" style:font-name-asian="Arial3" style:font-size-asian="11pt" style:font-weight-asian="bold" style:font-name-complex="Arial3" style:font-size-complex="11pt" style:font-weight-complex="bold"/>
    </style:style>
    <style:style style:name="T4" style:family="text">
      <style:text-properties style:text-position="0% 100%" style:font-name="Arial1" fo:font-size="11pt" style:font-name-asian="Arial3" style:font-size-asian="11pt" style:font-name-complex="Arial3" style:font-size-complex="11pt"/>
    </style:style>
    <style:style style:name="T5" style:family="text">
      <style:text-properties style:text-position="0% 100%" style:font-name="Arial1" fo:font-size="11pt" officeooo:rsid="001f2e4c" style:font-name-asian="Arial3" style:font-size-asian="11pt" style:font-name-complex="Arial3" style:font-size-complex="11pt"/>
    </style:style>
    <style:style style:name="T6" style:family="text">
      <style:text-properties style:text-position="0% 100%" style:font-name="Arial1" fo:font-size="11pt" officeooo:rsid="0020b599" style:font-name-asian="Arial3" style:font-size-asian="11pt" style:font-name-complex="Arial3" style:font-size-complex="11pt"/>
    </style:style>
    <style:style style:name="T7" style:family="text">
      <style:text-properties style:text-position="0% 100%" style:font-name="Arial1" style:font-name-asian="Arial3" style:font-name-complex="Arial3"/>
    </style:style>
    <style:style style:name="T8" style:family="text">
      <style:text-properties style:text-position="0% 100%" style:font-name="Arial1" fo:font-weight="normal" style:font-name-asian="Arial3" style:font-weight-asian="normal" style:font-name-complex="Arial3"/>
    </style:style>
    <style:style style:name="T9" style:family="text">
      <style:text-properties style:text-position="0% 100%" style:font-name="Arial1" fo:font-weight="normal" officeooo:rsid="000d73bb" style:font-name-asian="Arial3" style:font-weight-asian="normal" style:font-name-complex="Arial3"/>
    </style:style>
    <style:style style:name="T10" style:family="text">
      <style:text-properties style:text-position="0% 100%" style:font-name="Arial1" fo:font-size="14pt" fo:font-weight="bold" style:font-name-asian="Arial3" style:font-size-asian="14pt" style:font-weight-asian="bold" style:font-name-complex="Arial3" style:font-size-complex="14pt"/>
    </style:style>
    <style:style style:name="T11" style:family="text">
      <style:text-properties style:text-position="0% 100%" fo:font-weight="normal" style:font-weight-asian="normal"/>
    </style:style>
    <style:style style:name="T12" style:family="text">
      <style:text-properties style:font-name="Arial1" fo:font-size="11pt" style:font-name-asian="Arial3" style:font-size-asian="11pt" style:font-name-complex="Arial3" style:font-size-complex="11pt"/>
    </style:style>
    <style:style style:name="T13" style:family="text">
      <style:text-properties style:font-name="Arial1" fo:font-size="11pt" fo:font-weight="bold" style:font-name-asian="Arial3" style:font-size-asian="11pt" style:font-weight-asian="bold" style:font-name-complex="Arial3" style:font-size-complex="11pt"/>
    </style:style>
    <style:style style:name="T14" style:family="text">
      <style:text-properties style:font-name="Arial1" fo:font-size="11pt" fo:font-weight="bold" style:font-name-asian="Arial3" style:font-size-asian="11pt" style:font-weight-asian="bold" style:font-name-complex="Arial3" style:font-size-complex="11pt" style:font-weight-complex="bold"/>
    </style:style>
    <style:style style:name="T15" style:family="text">
      <style:text-properties style:font-name="Arial1" style:font-name-asian="Arial3" style:font-name-complex="Arial3"/>
    </style:style>
    <style:style style:name="T16" style:family="text">
      <style:text-properties fo:color="#222222" style:font-name="Arial1" fo:background-color="#ffffff" loext:char-shading-value="0" style:font-name-asian="Arial3" style:font-name-complex="Arial3"/>
    </style:style>
    <style:style style:name="T17" style:family="text">
      <style:text-properties fo:color="#222222" style:font-name="Arial1" style:text-underline-style="solid" style:text-underline-width="auto" style:text-underline-color="font-color" fo:font-weight="bold" fo:background-color="#ffffff" loext:char-shading-value="0" style:font-name-asian="Arial3" style:font-weight-asian="bold" style:font-name-complex="Arial3"/>
    </style:style>
    <style:style style:name="T18" style:family="text">
      <style:text-properties fo:color="#222222" style:font-name="Arial1" fo:font-weight="bold" fo:background-color="#ffffff" loext:char-shading-value="0" style:font-name-asian="Arial3" style:font-weight-asian="bold" style:font-name-complex="Arial3"/>
    </style:style>
    <style:style style:name="T19" style:family="text">
      <style:text-properties fo:font-variant="normal" fo:text-transform="none" fo:color="#00000a" style:text-line-through-style="none" style:text-line-through-type="none" style:font-name="Arial" fo:font-size="12pt" fo:font-style="normal" style:text-underline-style="none" fo:font-weight="normal" style:text-blinking="false" fo:background-color="transparent" loext:char-shading-value="0"/>
    </style:style>
    <style:style style:name="T20" style:family="text">
      <style:text-properties fo:font-variant="normal" fo:text-transform="none" fo:color="#00000a"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a" style:text-line-through-style="none" style:text-line-through-type="none" style:text-underline-style="none" fo:font-weight="normal" style:text-blinking="false" fo:background-color="transparent" loext:char-shading-value="0"/>
    </style:style>
    <style:style style:name="T22" style:family="text">
      <style:text-properties fo:font-weight="normal" style:font-weight-asian="normal"/>
    </style:style>
    <style:style style:name="T23" style:family="text">
      <style:text-properties officeooo:rsid="00138f49"/>
    </style:style>
    <style:style style:name="T24" style:family="text">
      <style:text-properties officeooo:rsid="00140658"/>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20b599" style:font-weight-asian="bold"/>
    </style:style>
    <style:style style:name="T28" style:family="text">
      <style:text-properties officeooo:rsid="0016f6f1"/>
    </style:style>
    <style:style style:name="T29" style:family="text">
      <style:text-properties officeooo:rsid="001b558f"/>
    </style:style>
    <style:style style:name="T30" style:family="text">
      <style:text-properties officeooo:rsid="001cdf2a"/>
    </style:style>
    <style:style style:name="T31" style:family="text">
      <style:text-properties officeooo:rsid="001ecec5"/>
    </style:style>
    <style:style style:name="T32" style:family="text">
      <style:text-properties officeooo:rsid="001f2e4c"/>
    </style:style>
    <style:style style:name="T33" style:family="text">
      <style:text-properties officeooo:rsid="0020b59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able:table table:name="Table1" table:style-name="Table1">
        <table:table-column table:style-name="Table1.A"/>
        <table:table-row table:style-name="Table1.1">
          <table:table-cell table:style-name="Table1.A1" office:value-type="string">
            <text:p text:style-name="P7"/>
            <text:p text:style-name="P5"/>
            <text:p text:style-name="P5"/>
            <text:p text:style-name="P5"/>
            <text:p text:style-name="P43">ANTEPROYECTO</text:p>
            <text:p text:style-name="P43"/>
            <text:p text:style-name="P43"/>
            <text:p text:style-name="P57"><text:s text:c="6"/>Sistema de Gestión De Estación</text:p>
            <text:p text:style-name="P58"><text:span text:style-name="T15"/></text:p>
            <text:p text:style-name="P58"><text:span text:style-name="T15"/></text:p>
            <text:p text:style-name="P58"><text:span text:style-name="T15">SGE</text:span></text:p>
            <text:p text:style-name="P43"/>
            <text:p text:style-name="P43"/>
            <text:p text:style-name="P58"><text:span text:style-name="T7"><text:tab/></text:span><text:span text:style-name="T15">ESTACION DE SERVICIOS EMR</text:span></text:p>
            <text:p text:style-name="P43"/>
            <text:p text:style-name="P43"/>
            <text:p text:style-name="P58"><text:span text:style-name="T15">ASUNCIÓN </text:span></text:p>
            <text:p text:style-name="P43"/>
            <text:p text:style-name="P43"/>
            <text:p text:style-name="P58"><text:span text:style-name="T15">ABRIL-2018</text:span></text:p>
            <text:p text:style-name="P43"/>
            <text:p text:style-name="P43"/>
            <text:p text:style-name="P44"><text:tab/>FACULTAD POLITÉCNICA</text:p>
            <text:p text:style-name="P44"><text:tab/>UNIVERSIDAD NACIONAL DE ASUNCIÓN</text:p>
            <text:p text:style-name="P32"/>
            <text:p text:style-name="P32"/>
            <text:p text:style-name="P18"/>
          </table:table-cell>
        </table:table-row>
        <table:table-row table:style-name="Table1.2">
          <table:table-cell table:style-name="Table1.A1" office:value-type="string">
            <text:p text:style-name="P15"/>
          </table:table-cell>
        </table:table-row>
      </table:table>
      <text:p text:style-name="P2"><text:soft-page-break/></text:p>
      <text:p text:style-name="P4"/>
      <table:table table:name="Table2" table:style-name="Table2">
        <table:table-column table:style-name="Table2.A"/>
        <table:table-row table:style-name="Table2.1">
          <table:table-cell table:style-name="Table2.A1" office:value-type="string">
            <text:p text:style-name="P15"/>
            <text:p text:style-name="P3"/>
            <text:p text:style-name="P59"><text:span text:style-name="T15">Estación de servicio EMR</text:span></text:p>
            <text:p text:style-name="P46"/>
            <text:p text:style-name="P59"><text:span text:style-name="T15">EMR</text:span></text:p>
            <text:p text:style-name="P46"/>
            <text:p text:style-name="P59"><text:span text:style-name="T15">SISTEMA DE GESTIÓN DE ESTACIÓN</text:span></text:p>
            <text:p text:style-name="P46"/>
            <text:p text:style-name="P59"><text:span text:style-name="T15">SGE</text:span></text:p>
            <text:p text:style-name="P46"/>
            <text:p text:style-name="P46"/>
            <text:p text:style-name="P47">PERSONAL TÉCNICO:</text:p>
            <text:p text:style-name="P144">- ALVARO ORITZ</text:p>
            <text:p text:style-name="P144">- JUAN FERNANDO MENDOZA</text:p>
            <text:p text:style-name="P144">- JUAN JOSE CAIMEN</text:p>
            <text:p text:style-name="P46"/>
            <text:p text:style-name="P145">COORDINADOR:</text:p>
            <text:p text:style-name="P144">- ALVARO ORITZ</text:p>
            <text:p text:style-name="P144">- JUAN FERNANDO MENDOZA</text:p>
            <text:p text:style-name="P144">- JUAN JOSE CAIMEN</text:p>
            <text:p text:style-name="P46"/>
            <text:p text:style-name="P145">ANALISTA:</text:p>
            <text:p text:style-name="P144">- ALVARO ORITZ</text:p>
            <text:p text:style-name="P144">- JUAN FERNANDO MENDOZA</text:p>
            <text:p text:style-name="P144">- JUAN JOSE CAIMEN</text:p>
            <text:p text:style-name="P46"/>
            <text:p text:style-name="P145">PROGRAMACIÓN:</text:p>
            <text:p text:style-name="P144">- ALVARO ORITZ</text:p>
            <text:p text:style-name="P144">- JUAN FERNANDO MENDOZA</text:p>
            <text:p text:style-name="P144">- JUAN JOSE CAIMEN</text:p>
            <text:p text:style-name="P46"/>
            <text:p text:style-name="P145">APOYO:</text:p>
            <text:p text:style-name="P144"/>
            <text:p text:style-name="P46"/>
            <text:p text:style-name="P47">FACULTAD POLITÉCNICA</text:p>
            <text:p text:style-name="P47">UNIVERSIDAD NACIONAL DE ASUNCIÓN</text:p>
          </table:table-cell>
        </table:table-row>
      </table:table>
      <text:p text:style-name="P4"/>
      <text:p text:style-name="P10"/>
      <text:p text:style-name="P10"/>
      <text:p text:style-name="P10"/>
      <text:p text:style-name="P10"><text:soft-page-break/></text:p>
      <text:p text:style-name="P2">PÁGINA DE CONTENIDO</text:p>
      <text:p text:style-name="P2"/>
      <text:p text:style-name="P6"><text:s text:c="13"/>CONTENIDO <text:tab/><text:tab/><text:tab/><text:tab/><text:tab/><text:tab/><text:tab/><text:tab/></text:p>
      <text:p text:style-name="P6"/>
      <text:p text:style-name="P20">1.<text:tab/>INTRODUCCIÓN</text:p>
      <text:p text:style-name="P20">2.<text:tab/>OBJETIVOS DEL SISTEMA</text:p>
      <text:p text:style-name="P20"><text:s text:c="16"/>2.1<text:tab/> <text:s text:c="15"/>OBJETIVO GENERAL</text:p>
      <text:p text:style-name="P20"><text:s text:c="16"/>2.2<text:tab/> <text:s text:c="15"/>OBJETIVOS ESPECIFICOS</text:p>
      <text:p text:style-name="P20"/>
      <text:p text:style-name="P20">3.<text:tab/>SITUACIÓN ACTUAL</text:p>
      <text:p text:style-name="P69">3.1<text:tab/>RELEVAMIENTO DE DATOS</text:p>
      <text:p text:style-name="P6"/>
      <text:p text:style-name="P20">4.<text:tab/>IDENTIFICACIÓN Y ANÁLISIS DE LOS PROBLEMAS</text:p>
      <text:p text:style-name="P6"/>
      <text:p text:style-name="P20">5.<text:tab/>SITUACIÓN PRETENDIDA</text:p>
      <text:p text:style-name="P6"/>
      <text:p text:style-name="P20">6.<text:tab/>ALTERNATIVAS DE SOLUCIÓN</text:p>
      <text:p text:style-name="P6"/>
      <text:p text:style-name="P20">7.<text:tab/>SOLUCIÓN PROPUESTA</text:p>
      <text:p text:style-name="P6"/>
      <text:p text:style-name="P20">8.<text:tab/>MODELO LÓGICO PRELIMINAR</text:p>
      <text:p text:style-name="P69">8.1<text:tab/>REQUISITOS FUNCIONALES</text:p>
      <text:p text:style-name="P69">8.2<text:tab/>REQUISITOS NO FUNCIONALES</text:p>
      <text:p text:style-name="P69">8.<text:span text:style-name="T31">3</text:span><text:tab/>IDENTIFICACION DE LOS ACTORES Y TAREAS</text:p>
      <text:p text:style-name="P69">8.<text:span text:style-name="T31">4</text:span><text:tab/>ENTRADAS</text:p>
      <text:p text:style-name="P69">8.<text:span text:style-name="T31">5</text:span><text:tab/>SALIDAS</text:p>
      <text:p text:style-name="P69"/>
      <text:p text:style-name="P6"/>
      <text:p text:style-name="P20"><text:span text:style-name="T30">9</text:span>.<text:tab/>RECURSOS NECESARIOS</text:p>
      <text:p text:style-name="P70"><text:span text:style-name="T30">9</text:span>.1<text:tab/>HARDWARE</text:p>
      <text:p text:style-name="P70"><text:span text:style-name="T30">9</text:span>.2<text:tab/>SOFTWAR<text:span text:style-name="T30">E</text:span></text:p>
      <text:p text:style-name="P6"/>
      <text:p text:style-name="P20">1<text:span text:style-name="T30">0</text:span>.<text:tab/>INTERACCIÓN CON EL USUARIO</text:p>
      <text:p text:style-name="P6"/>
      <text:p text:style-name="P20">1<text:span text:style-name="T30">1</text:span>.<text:tab/>TÉRMINOS DE APROBACIÓN DE LA ETAPA</text:p>
      <text:p text:style-name="P2"/>
      <text:p text:style-name="P64">1. INTRODUCCIÓN.</text:p>
      <text:p text:style-name="P71">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1"/>
      <text:p text:style-name="P40"><text:soft-page-break/>2. OBJETIVOS DEL SISTEMA.</text:p>
      <text:p text:style-name="P73">2.1 Objetivo General</text:p>
      <text:p text:style-name="P75">Se pretende automatizar las funciones y procesos administrativos de la gestión de venta de combustibles, shop, servicios de lavado de autos, lubricación entre otros, para disponer de información clara, concreta y verificada.</text:p>
      <text:p text:style-name="P74"><text:span text:style-name="T2">2.2 Objetivos Específicos</text:span></text:p>
      <text:list xml:id="list1951752129" text:style-name="WWNum5">
        <text:list-item>
          <text:p text:style-name="P77">Generar informes operativos y gerenciales.</text:p>
        </text:list-item>
        <text:list-item>
          <text:p text:style-name="P80"><text:span text:style-name="T7">Registrar los movimientos en los servicios de lavado y </text:span><text:span text:style-name="T15">lubricacion</text:span><text:span text:style-name="T7"> de </text:span><text:span text:style-name="T15">automoviles</text:span><text:span text:style-name="T7">,datos de proveedores, clientes, islas, tipo de combustibles, playero y todas las ventas realizadas en el shop.</text:span></text:p>
        </text:list-item>
        <text:list-item>
          <text:p text:style-name="P80"><text:span text:style-name="T7">Implementar el proceso de impresión de facturas, generación del hechauka de compras y ventas, </text:span><text:span text:style-name="T8">un </text:span><text:span text:style-name="T15">módulo</text:span><text:span text:style-name="T8"> de cuentas corrientes para clientes y proveedores.</text:span></text:p>
        </text:list-item>
        <text:list-item>
          <text:p text:style-name="P63"><text:span text:style-name="T8">Realizar un registro de auditoría sobre las operaciones gerenciales y operativas.</text:span></text:p>
        </text:list-item>
        <text:list-item>
          <text:p text:style-name="P56"><text:span text:style-name="T11">Registrar las compras de la estación por parte de los proveedores(combustibles, lubricantes y artículos del shop).</text:span></text:p>
        </text:list-item>
        <text:list-item>
          <text:p text:style-name="P152"><text:span text:style-name="T11">Generar reporte sobre los estados de cuentas corrientes de proveedores y clientes.</text:span></text:p>
        </text:list-item>
        <text:list-item>
          <text:p text:style-name="P56"><text:span text:style-name="T11">Generar un <text:s/>reporte histórico sobre los movimientos con los proveedores.<text:tab/></text:span></text:p>
        </text:list-item>
        <text:list-item>
          <text:p text:style-name="P63"><text:span text:style-name="T8">Mostrar reportes sobre los pagos y cobros hechos por clientes y proveedores.(cheque , transacciones, efectivo o crédito).</text:span></text:p>
        </text:list-item>
        <text:list-item>
          <text:p text:style-name="P150"><text:span text:style-name="T11">Implementar un reporte de ranking de productos más vendidos en la playa.</text:span></text:p>
        </text:list-item>
        <text:list-item>
          <text:p text:style-name="P151"><text:span text:style-name="T11">Informe de los controles de stock(combustibles,lubricantes).<text:tab/></text:span></text:p>
        </text:list-item>
        <text:list-item>
          <text:p text:style-name="P151"><text:span text:style-name="T11">Implementar un proceso de auditoría sobre las <text:tab/>ventas de combustibles.</text:span></text:p>
        </text:list-item>
        <text:list-item>
          <text:p text:style-name="P151"><text:span text:style-name="T11">Emitir informe sobre los movimientos de <text:s/>ventas y compras de combustibles.</text:span></text:p>
        </text:list-item>
        <text:list-item>
          <text:p text:style-name="P151"><text:span text:style-name="T11">Un reporte que muestre los movimientos de la playa por los diferentes tipos(tipo de combustible, playero, isla, pico).<text:tab/></text:span></text:p>
        </text:list-item>
        <text:list-item>
          <text:p text:style-name="P151"><text:span text:style-name="T11">Generar reporte que muestre la cantidad de stock que se tiene actualmente en la playa.<text:tab/></text:span></text:p>
        </text:list-item>
        <text:list-item>
          <text:p text:style-name="P60"><text:span text:style-name="T8">Automatizar las ventas de combustibles y cobranza por medio de pagos en efectivo, sistema pos, vale y crédito</text:span><text:span text:style-name="T9">.</text:span></text:p>
        </text:list-item>
        <text:list-item>
          <text:p text:style-name="P148"><text:span text:style-name="T11">Facturar los productos del shop(efectivo, tarjeta débito y tarjeta de crédito).</text:span></text:p>
        </text:list-item>
        <text:list-item>
          <text:p text:style-name="P148"><text:span text:style-name="T11">Generar reportes administrativos y <text:s/>operativos sobre el shop.</text:span></text:p>
        </text:list-item>
        <text:list-item>
          <text:p text:style-name="P149"><text:span text:style-name="T11">Reporte sobre los productos más vendidos en el <text:s/>shop.</text:span></text:p>
        </text:list-item>
        <text:list-item>
          <text:p text:style-name="P149"><text:span text:style-name="T11">Informe sobre las ventas de saldo para líneas telefónicas y giros.</text:span></text:p>
        </text:list-item>
        <text:list-item>
          <text:p text:style-name="P149"><text:span text:style-name="T11">Informar la situación actual sobre las cantidades de productos existentes en el shop.</text:span></text:p>
        </text:list-item>
        <text:list-item>
          <text:p text:style-name="P149"><text:span text:style-name="T11">Implementar una auditoría sobre las ventas realizadas en el shop.</text:span></text:p>
        </text:list-item>
        <text:list-item>
          <text:p text:style-name="P149"><text:span text:style-name="T11">Generar un informe sobre las ventas realizadas por producto.</text:span></text:p>
        </text:list-item>
        <text:list-item>
          <text:p text:style-name="P149"><text:span text:style-name="T11">Implementar un proceso para el cierre de turno del shop.</text:span></text:p>
        </text:list-item>
        <text:list-item>
          <text:p text:style-name="P45"><text:span text:style-name="T22">Emitir notas de créditos a los clientes autorizados por la empresa.</text:span></text:p>
        </text:list-item>
        <text:list-item>
          <text:p text:style-name="P155"><text:span text:style-name="T22">Implementar un proceso de control de stock actual sobre los productos.</text:span></text:p>
        </text:list-item>
        <text:list-item>
          <text:p text:style-name="P153"><text:soft-page-break/><text:span text:style-name="T19">Proveer información que se utilice para un control de auditoría sobre los movimientos realizados en la playa y en el shop.</text:span><text:span text:style-name="T21"> </text:span></text:p>
        </text:list-item>
        <text:list-item>
          <text:p text:style-name="P149"><text:span text:style-name="T11">Implementar <text:tab/>una <text:s/>registración <text:s/>de entrada de automóviles para los servicios de lavado y lubricacion de automoviles.</text:span></text:p>
        </text:list-item>
        <text:list-item>
          <text:p text:style-name="P149"><text:span text:style-name="T11">Un proceso que muestre un ranking de los servicios más utilizados en la playa(lavadero y lubricacion de automoviles).<text:tab/></text:span></text:p>
        </text:list-item>
        <text:list-item>
          <text:p text:style-name="P149"><text:span text:style-name="T11">Facturar los servicios de lavado y lubricacion de automoviles.</text:span></text:p>
        </text:list-item>
        <text:list-item>
          <text:p text:style-name="P149"><text:span text:style-name="T11">Automatizar el cierre de caja sobre la venta de productos y servicios ofrecidos por la estación.</text:span></text:p>
        </text:list-item>
        <text:list-item>
          <text:p text:style-name="P149"><text:span text:style-name="T11">Generar reportes gerenciales y operativos sobre los servicios que presta la estación.</text:span></text:p>
        </text:list-item>
      </text:list>
      <text:p text:style-name="P154"><text:span text:style-name="T20"/></text:p>
      <text:list xml:id="list155710932913212" text:continue-numbering="true" text:style-name="WWNum5">
        <text:list-header>
          <text:p text:style-name="P146"/>
          <text:p text:style-name="P81"/>
          <text:p text:style-name="P146"/>
        </text:list-header>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4"/>
      <text:p text:style-name="P40"><text:soft-page-break/>3. <text:s/>SITUACIÓN ACTUAL</text:p>
      <text:p text:style-name="P61"/>
      <text:p text:style-name="P110">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p>
      <text:p text:style-name="P62"/>
      <text:p text:style-name="P119">3.1 RELEVAMIENTO DE DATOS.</text:p>
      <text:p text:style-name="P115"/>
      <text:p text:style-name="P117"><text:span text:style-name="T13">Entrevistado:</text:span><text:span text:style-name="T12"> Cristian muñoz</text:span></text:p>
      <text:p text:style-name="P115"/>
      <text:p text:style-name="P117"><text:span text:style-name="T13">Fecha: </text:span><text:span text:style-name="T12">17/03/2018</text:span></text:p>
      <text:p text:style-name="P115"/>
      <text:p text:style-name="P117"><text:span text:style-name="T13">Cargo en la empresa:</text:span><text:span text:style-name="T12"> Gerente y dueño del a estación de servicio puma </text:span></text:p>
      <text:p text:style-name="P115"/>
      <text:p text:style-name="P117"><text:span text:style-name="T13">Duración de la entrevista: </text:span><text:span text:style-name="T12">90 min</text:span></text:p>
      <text:p text:style-name="P115"/>
      <text:p text:style-name="P117"><text:span text:style-name="T13">Hora de la entrevista: </text:span><text:span text:style-name="T12">10:30 </text:span></text:p>
      <text:p text:style-name="P115"/>
      <text:list xml:id="list2490696698" text:style-name="WWNum23">
        <text:list-item>
          <text:p text:style-name="P96">¿Con cuántas estaciones cuenta en su administración?</text:p>
        </text:list-item>
      </text:list>
      <text:p text:style-name="P124">Solo con una estación por el momento pero trabajamos para agrandar <text:s text:c="24"/>la estación actual.</text:p>
      <text:p text:style-name="P120"><text:s text:c="19"/></text:p>
      <text:list xml:id="list2749284715" text:style-name="WWNum1">
        <text:list-item>
          <text:p text:style-name="P97">¿Cómo ve el negocio actualmente? ¿Porque?</text:p>
        </text:list-item>
      </text:list>
      <text:p text:style-name="P125">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p>
      <text:p text:style-name="P120"/>
      <text:list xml:id="list1742572523" text:style-name="WWNum18">
        <text:list-item>
          <text:p text:style-name="P98">¿Cuales los servicios que cuenta actualmente la estación?</text:p>
        </text:list-item>
      </text:list>
      <text:p text:style-name="P124">La playa(venta de combustible), el shop y un lavadero.</text:p>
      <text:p text:style-name="P120"><text:s text:c="2"/></text:p>
      <text:p text:style-name="P120"/>
      <text:list xml:id="list2826119310" text:style-name="WWNum25">
        <text:list-item>
          <text:p text:style-name="P99"><text:soft-page-break/>¿Cuál es el horario de atención de la estación de servicio?</text:p>
        </text:list-item>
      </text:list>
      <text:p text:style-name="P124">La playa y el shop es 24 horas continuado y el lavadero es desde las 8:00 hasta las 17:30.</text:p>
      <text:p text:style-name="P120"/>
      <text:list xml:id="list3429578367" text:style-name="WWNum4">
        <text:list-item>
          <text:p text:style-name="P100">¿Podría comentarnos sobre los servicios con que forman actualmente la estación?</text:p>
        </text:list-item>
      </text:list>
      <text:list xml:id="list609531193" text:style-name="WWNum10">
        <text:list-item>
          <text:p text:style-name="P130"><text:span text:style-name="T17">Transacciones en la playa:</text:span><text:span text:style-name="T16">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130"><text:span text:style-name="T17">Operaciones realizadas en el shop:</text:span><text:span text:style-name="T18"> </text:span><text:span text:style-name="T16">La necesidad de controlar las operaciones realizadas en el shop(ventas), y del estado del stock.</text:span></text:p>
        </text:list-item>
        <text:list-item>
          <text:p text:style-name="P130"><text:span text:style-name="T17">Los servicios de lavado y lubricacion de automoviles:</text:span><text:span text:style-name="T18"> </text:span><text:span text:style-name="T16">Registrar todas las entradas de todos los automóviles, la confección de las facturas a mano a los clientes que desean y para la registración de los movimientos para la administración.</text:span></text:p>
        </text:list-item>
        <text:list-item>
          <text:p text:style-name="P130"><text:span text:style-name="T17">Cierre de turnos en los diferentes servicios de la estación:</text:span><text:span text:style-name="T18"> </text:span><text:span text:style-name="T16">Los cierres de los distintos servicios se registran actualmente en un cuaderno con todos los datos para ser pasado en un excel para tener un registro sobre los movimientos y los empleados que estaban en esos turnos. </text:span></text:p>
        </text:list-item>
        <text:list-item>
          <text:p text:style-name="P130"><text:span text:style-name="T17">Los tipos de operaciones administrativas y operativas:</text:span><text:span text:style-name="T18"> </text:span><text:span text:style-name="T16">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130"><text:span text:style-name="T17">Emisión de las facturas: </text:span><text:span text:style-name="T16">Todas las facturas de todos los servicios que tiene la estación actualmente se realiza a mano por los funcionarios de la estación.</text:span></text:p>
        </text:list-item>
      </text:list>
      <text:p text:style-name="P120"/>
      <text:list xml:id="list1953319922" text:style-name="WWNum17">
        <text:list-item>
          <text:p text:style-name="P101">¿Como actualmente registran todos los datos de los movimientos de la estación? </text:p>
        </text:list-item>
      </text:list>
      <text:p text:style-name="P124">Con las facturas/remisión a mano, formularios hechos a mano para los cierres, agendas y <text:s/>documentos excel para el seguimiento.</text:p>
      <text:p text:style-name="P120"><text:s text:c="6"/></text:p>
      <text:list xml:id="list2200459098" text:style-name="WWNum26">
        <text:list-item>
          <text:p text:style-name="P102">¿Cómo llevan el control del stock de los productos hoy en día?</text:p>
        </text:list-item>
      </text:list>
      <text:p text:style-name="P124">A Través de unos formularios impresos que se usa para anotar las existencia de los productos.</text:p>
      <text:p text:style-name="P124"/>
      <text:p text:style-name="P124"/>
      <text:p text:style-name="P124"/>
      <text:p text:style-name="P120"/>
      <text:list xml:id="list2002054318" text:style-name="WWNum9">
        <text:list-item>
          <text:p text:style-name="P103"><text:soft-page-break/>¿Qué operaciones/funciones desea que se automatice con el sistema informático?</text:p>
        </text:list-item>
      </text:list>
      <text:list xml:id="list596945189" text:style-name="WWNum13">
        <text:list-item>
          <text:p text:style-name="P131">La emisión de las facturas(contado y crédito) para los distintos puntos de la estación como la playa, shop y el servicio de lavado y el servicio de lubricación y su confección.</text:p>
        </text:list-item>
        <text:list-item>
          <text:p text:style-name="P131">La parte de cierre de turnos en <text:s/>la estación (shop,playa y lavadero) con sus respectivos movimientos. </text:p>
        </text:list-item>
        <text:list-item>
          <text:p text:style-name="P131">Un control de las cuentas corrientes de los clientes y proveedores.</text:p>
        </text:list-item>
        <text:list-item>
          <text:p text:style-name="P131">Control de la existencia de los productos con que cuenta la estación.</text:p>
        </text:list-item>
        <text:list-item>
          <text:p text:style-name="P131">Una auditoría sobre sobre las transacciones que hizo la estación.</text:p>
        </text:list-item>
        <text:list-item>
          <text:p text:style-name="P129">La registración de un control <text:s/>de entradas de los automóviles en el lavadero.</text:p>
        </text:list-item>
        <text:list-item>
          <text:p text:style-name="P129">Registración de las distintas formas de pagos(crédito, débito, efectivo) en los distintos servicios(shop, lavadero y playa).</text:p>
        </text:list-item>
      </text:list>
      <text:p text:style-name="P120"/>
      <text:list xml:id="list3377455170" text:style-name="WWNum22">
        <text:list-item>
          <text:p text:style-name="P104">¿Qué tipos de usuarios estarían usando el sistema en la estación?</text:p>
        </text:list-item>
      </text:list>
      <text:p text:style-name="P132">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p>
      <text:p text:style-name="P120"/>
      <text:list xml:id="list2035480315" text:style-name="WWNum2">
        <text:list-item>
          <text:p text:style-name="P105">¿Como se manejan la parte de SET con el sistema hechauka?</text:p>
        </text:list-item>
      </text:list>
      <text:p text:style-name="P124">Nos manejamos con el sistema que la set provee para levantar los movimientos que hizo la estación.</text:p>
      <text:p text:style-name="P120"/>
      <text:list xml:id="list125682061" text:style-name="WWNum28">
        <text:list-item>
          <text:p text:style-name="P106">¿ Como se maneja actualmente las cuentas a cobrar y a pagar?</text:p>
        </text:list-item>
      </text:list>
      <text:p text:style-name="P124">Actualmente se maneja con excel las dos cuentas de cobro y pago de los clientes y proveedores.</text:p>
      <text:p text:style-name="P120"/>
      <text:list xml:id="list1187364976" text:style-name="WWNum3">
        <text:list-item>
          <text:p text:style-name="P107">¿ En la parte de lavaderos cómo se manejan actualmente en general?</text:p>
        </text:list-item>
      </text:list>
      <text:p text:style-name="P124">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p>
      <text:p text:style-name="P120"><text:s text:c="18"/></text:p>
      <text:p text:style-name="P120"/>
      <text:p text:style-name="P120"/>
      <text:p text:style-name="P120"/>
      <text:p text:style-name="P120"/>
      <text:p text:style-name="P120"/>
      <text:p text:style-name="P123"/>
      <text:p text:style-name="P54"><text:soft-page-break/></text:p>
      <text:p text:style-name="P41">4. IDENTIFICACIÓN Y ANÁLISIS DE LOS PROBLEMAS.</text:p>
      <text:p text:style-name="P72">La estación de servicio actualmente cuenta con una gran cantidad por la falta de un sistema <text:s/>informatizado lo cuales estaremos citaremos a continuación:</text:p>
      <text:list xml:id="list427378731" text:style-name="WWNum6">
        <text:list-item>
          <text:p text:style-name="P79"><text:span text:style-name="T7">Retraso a la hora de </text:span><text:span text:style-name="T15">confeccionar </text:span><text:span text:style-name="T7">las facturas que </text:span><text:span text:style-name="T15">ocasiona</text:span><text:span text:style-name="T7"> una gran </text:span><text:span text:style-name="T15">pérdida</text:span><text:span text:style-name="T7"> de tiempo ya que hay muchas facturas que se terminan anulando de forma manual.</text:span></text:p>
        </text:list-item>
        <text:list-item>
          <text:p text:style-name="P79"><text:span text:style-name="T7">Una falta de control en tiempo real sobre la venta de combustibles que ocasiona una </text:span><text:span text:style-name="T15">falta</text:span><text:span text:style-name="T7"> de precisión en los datos.</text:span></text:p>
        </text:list-item>
        <text:list-item>
          <text:p text:style-name="P79"><text:span text:style-name="T7">Un control ineficiente de la reserva de <text:s/>de los diferentes tipos de combustibles que provoca un cierre de funciones hasta que sea </text:span><text:span text:style-name="T15">abastecido</text:span><text:span text:style-name="T7"> por el proveedor.</text:span></text:p>
        </text:list-item>
        <text:list-item>
          <text:p text:style-name="P76">Dificultades administrativas a la hora de cargar tanto las facturas de las ventas realizadas por la empresa como facturas de compras a los proveedores.</text:p>
        </text:list-item>
        <text:list-item>
          <text:p text:style-name="P76">Falta de información actualizada y detallada para informe gerenciales que ayuden en la toma de decisiones.</text:p>
        </text:list-item>
        <text:list-item>
          <text:p text:style-name="P76">Inconsistencia en la cantidad productos a la hora de realizar un control de Stock.</text:p>
        </text:list-item>
        <text:list-item>
          <text:p text:style-name="P76">Ineficacia a la hora de realizar el cierre de turno en la playa.</text:p>
        </text:list-item>
        <text:list-item>
          <text:p text:style-name="P76">Complicaciones a la hora de realizar el hechauka sobre las ventas y compras que se realizaron para poder informar al SET.</text:p>
        </text:list-item>
        <text:list-item>
          <text:p text:style-name="P76">Problemas a la hora de generar el formato necesario para poder informar al SET con el sistema Marangatu sobre las acciones económicas realizadas.</text:p>
        </text:list-item>
        <text:list-item>
          <text:p text:style-name="P78">Dificultad con el control de las ventas en la playa y en el shop causando problemas a la hora de hacer un seguimiento de acciones o errores que se cometieron.</text:p>
        </text:list-item>
        <text:list-item>
          <text:p text:style-name="P78">Falta de registrar de forma correcta y efectiva las facturas de ventas realizadas por el shop, causando un desborde en los cierre de turno, <text:s/>un descontrol de stock en el <text:s/>shop y una pérdida de tiempo en la registración de la facturas.</text:p>
        </text:list-item>
        <text:list-item>
          <text:p text:style-name="P78">Un problema complicado en el control de los diferentes productos que tienen el shop.</text:p>
        </text:list-item>
        <text:list-item>
          <text:p text:style-name="P78">La necesidad de contar con una información clara y concreta sobre los movimientos con los proveedores y los productos comprados por estos. </text:p>
        </text:list-item>
        <text:list-item>
          <text:p text:style-name="P78">Complicaciones en el registro de las compras hechas a los proveedores causando un problema en los montos y cantidades compradas para la estación.</text:p>
        </text:list-item>
        <text:list-item>
          <text:p text:style-name="P78">La falta de un buen seguimiento administrativos sobre las actividades del shop, ya que los seguimientos que se tiene <text:s/>hoy en dia son desfasados, imprecisos y con una realidad muy ficticia sobre la situación real.</text:p>
        </text:list-item>
        <text:list-item>
          <text:p text:style-name="P78">Un desfase del control sobre las cuentas corrientes de los proveedores con los las facturas emitidas por ellos y con el alta de mercadería.</text:p>
        </text:list-item>
        <text:list-item>
          <text:p text:style-name="P78">Una necesidad en tener un registro de entradas de automóviles para los servicios de lavado y de lubricación, ya que tiene un mínimo o casi nula registración de los autos que entraron en los distintos servicios.</text:p>
        </text:list-item>
        <text:list-item>
          <text:p text:style-name="P78"><text:soft-page-break/>Un control administrativo impreciso en la parte de servicios de lavado y de lubricacion de automoviles en la cual causa un panorama muy irreal sobre las operaciones y movimientos en estos servicios.</text:p>
        </text:list-item>
        <text:list-item>
          <text:p text:style-name="P78">Falta de registro de facturación(tarjeta credito/debito, efectivo, vale) de los servicios prestados por la estación(lavado, lubricación) ya que actualmente la estación no tiene ninguna forma de registrar dichas transacciones realizadas.</text:p>
        </text:list-item>
        <text:list-item>
          <text:p text:style-name="P78">Necesidad de implementar y optimizar un cierre operativo para los servicios de lavado y lubricacion ya que la estación actualmente no tiene ningún tipo de cierre para llevar un control del dia al dia</text:p>
        </text:list-item>
        <text:list-item>
          <text:p text:style-name="P108">La necesidad de la parte administrativa de poder ver las transacciones hechas por la venta de combustible con las distintas formas de pago(tarjeta débito/crédito, efectivo <text:s/>o vale).</text:p>
        </text:list-item>
        <text:list-item>
          <text:p text:style-name="P108">Necesidad de mostrar los movimientos de forma general y detallado del servicio de lavado y cambio de aceite que se realiza a los automóviles y sectorizar acorde a los tipos de automóviles que la estación realiza los precios.</text:p>
        </text:list-item>
        <text:list-item>
          <text:p text:style-name="P108">La necesidad de automatizar <text:s/>los servicios de lavado de auto y cambios de aceite </text:p>
        </text:list-item>
      </text:list>
      <text:p text:style-name="P55"><text:s text:c="12"/>que se realiza a los diferentes tipos de automóviles que realiza la estación.</text:p>
      <text:list xml:id="list155710192730822" text:continue-numbering="true" text:style-name="WWNum6">
        <text:list-item>
          <text:p text:style-name="P79"><text:span text:style-name="T7">Falta de realizar de forma </text:span><text:span text:style-name="T15">rápida</text:span><text:span text:style-name="T7"> y exitosa el cierre de turno en la</text:span><text:span text:style-name="T15"> </text:span><text:span text:style-name="T7">playa por los factores de mala carga de facturas, montos y clientes</text:span><text:span text:style-name="T15"> </text:span><text:span text:style-name="T7">u otros factores que alteran el cierre en la hora de entregar los datos</text:span><text:span text:style-name="T15"> </text:span><text:span text:style-name="T7">a la parte administrativa.</text:span></text:p>
        </text:list-item>
      </text:list>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5. SITUACIÓN PRETENDIDA.</text:p>
      <text:p text:style-name="P24"/>
      <text:p text:style-name="P115">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p>
      <text:p text:style-name="P115">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p>
      <text:p text:style-name="P115">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p>
      <text:p text:style-name="P115"/>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oft-page-break/>6. ALTERNATIVAS DE SOLUCIÓN.</text:p>
      <text:p text:style-name="P37"/>
      <text:p text:style-name="P112">Deben ser descritas varias alternativas de solución de los problemas mencionados o encontrados en la etapa anterior. En cada una de las alternativas se deberá especificar las ventajas y desventajas con relación a las otras.</text:p>
      <text:p text:style-name="P115"/>
      <text:p text:style-name="P115">Las alternativas encontradas durante el tiempo de observación y charlas realizadas con los gerentes de la estación encontramos estas posibles soluciones para dar una mejora óptima en el servicio <text:s/>administrativo y operativo: </text:p>
      <text:p text:style-name="P115"/>
      <text:list xml:id="list1156698915" text:style-name="WWNum21">
        <text:list-item>
          <text:p text:style-name="P135">La automatización de la emisión de facturas de ventas de combustibles que contiene una gran beneficio en el tiempo de elaborar una factura para entregar al cliente, lo malo que se deja el talonario de facturación a mano sin uso alguno salvo en alguna emergencia.</text:p>
        </text:list-item>
        <text:list-item>
          <text:p text:style-name="P135">La emisión de facturas a créditos para los clientes que tienen una cuenta corriente activa en la estación, haciendo que al realizar una transacción directamente vaya a la cuenta corriente para realizar tareas administrativas.</text:p>
        </text:list-item>
        <text:list-item>
          <text:p text:style-name="P135">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p>
        </text:list-item>
        <text:list-item>
          <text:p text:style-name="P135">La emisión de facturas para la ventas realizadas en el shop para la agilidad de la elaboración de dicha factura dejando a lado las anotaciones en cuaderno sobre las ventas y los talonarios de facturas.</text:p>
        </text:list-item>
        <text:list-item>
          <text:p text:style-name="P135">Mejoramiento del control de stock de los productos del shop para tener un control exacto sobre la existencia actual dejando a lado algo que se tenía como un aproximado o algo fantasioso.</text:p>
        </text:list-item>
      </text:list>
      <text:p text:style-name="P122"/>
      <text:p text:style-name="P5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7. SOLUCIÓN PROPUESTA.</text:p>
      <text:p text:style-name="P37"/>
      <text:p text:style-name="P112">Debe seleccionar una de las alternativas estudiadas y recomendar su aplicación, debiendo especificar y justificar las ventajas sobre todas las otras soluciones estudiadas.</text:p>
      <text:p text:style-name="P115"/>
      <text:p text:style-name="P115">Unas de las mejores alternativas estudiadas y analizadas a fondo rigurosamente nos han mostrado cuales son las mejores alternativa para solucionar los problemas importantes encontrados: </text:p>
      <text:p text:style-name="P115"/>
      <text:list xml:id="list1081820141" text:style-name="WWNum20">
        <text:list-item>
          <text:p text:style-name="P134">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p>
        </text:list-item>
        <text:list-item>
          <text:p text:style-name="P134">La capacidad de realizar un informe con el formato propuesto por la SET para el sistema hechauka para poder enviar a la SET optimizando el tiempo de confeccionar el formato deseado ya que la información de todas las transacciones está guardada en la base de datos. </text:p>
        </text:list-item>
        <text:list-item>
          <text:p text:style-name="P134">La registración de entrada de automóviles para los servicios de lavado y lubricacion de automoviles causa una gran ventaja ya que no se tiene un control de orden de llegada en los servicios dispuestos que tiene la estación.</text:p>
        </text:list-item>
        <text:list-item>
          <text:p text:style-name="P134">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p>
        </text:list-item>
        <text:list-item>
          <text:p text:style-name="P134">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p>
        </text:list-item>
        <text:list-item>
          <text:p text:style-name="P134">La capacidad de realizar una carga óptima y efectiva sobre los productos del shop y la posibilidad de confeccionar las facturas para entregar al cliente y cargar las registraciones en la base de datos para su acceso para las tareas administrativas y operativas. </text:p>
        </text:list-item>
        <text:list-item>
          <text:p text:style-name="P134">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p>
        </text:list-item>
        <text:list-item>
          <text:p text:style-name="P134">Disponibilidad sobre los stocks existentes en tiempo real de los productos que hay en las playas y shop como los tipos de combustibles y los productos que hay en el shop.</text:p>
        </text:list-item>
      </text:list>
      <text:p text:style-name="P50"/>
      <text:p text:style-name="P9"/>
      <text:p text:style-name="P9"/>
      <text:p text:style-name="P9"/>
      <text:p text:style-name="P9"/>
      <text:p text:style-name="P9"/>
      <text:p text:style-name="P42"><text:soft-page-break/>8. MODELO LÓGICO PRELIMINAR.</text:p>
      <text:p text:style-name="P4"/>
      <text:p text:style-name="P1"><text:span text:style-name="T4"><text:tab/></text:span><text:span text:style-name="T10">8.1 <text:s/>Requisitos Funcionales</text:span></text:p>
      <text:p text:style-name="P136"><text:s text:c="7"/><text:span text:style-name="T26">ADMINISTRACIÓN Y <text:s/>GERENCIA</text:span></text:p>
      <text:list xml:id="list1335379170" text:style-name="WWNum7">
        <text:list-item>
          <text:p text:style-name="P92">El sistema proveerá un mecanismo de acceso <text:s/>a través de usuarios y contraseñas para cada usuario de la estación.</text:p>
        </text:list-item>
        <text:list-item>
          <text:p text:style-name="P92">El sistema compara los datos de usuarios y contraseñas coincidan con los registros que se tiene.</text:p>
        </text:list-item>
        <text:list-item>
          <text:p text:style-name="P92">El sistema restringe las funciones y accesos de acuerdo al rol/nivel que tenga el usuario.</text:p>
        </text:list-item>
        <text:list-item>
          <text:p text:style-name="P92">El sistema permitirá la recuperación de contraseña en caso de olvido a través de usuario gerencial que le permita cambiar la contraseña.</text:p>
        </text:list-item>
        <text:list-item>
          <text:p text:style-name="P92">Los roles de usuario disponibles serían Rol de playero, Rol de capitán, Rol de shop, Rol del personal del lavadero, <text:s/>Rol de la parte administrativa y el Rol de gerencial.</text:p>
        </text:list-item>
        <text:list-item>
          <text:p text:style-name="P92">El sistema permitirá crear, editar y eliminar los usuarios de la estación con los siguientes datos: usuario, contraseña, nombre, apellido y rol en la estación.</text:p>
        </text:list-item>
        <text:list-item>
          <text:p text:style-name="P92">El sistema permitirá crear, editar y eliminar los datos de los clientes que tiene la estación con los siguientes datos: código del cliente, nombre del cliente, dirección del cliente, teléfono de cliente, email y ruc del cliente.</text:p>
        </text:list-item>
        <text:list-item>
          <text:p text:style-name="P92">El sistema permitirá <text:s/>crear, editar y eliminar los datos de los proveedores que tiene la estación con los siguientes datos: código del proveedor, nombre del proveedor, dirección del proveedor, localidad, teléfono del proveedor, email, ruc del proveedor.</text:p>
        </text:list-item>
        <text:list-item>
          <text:p text:style-name="P92">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p>
        </text:list-item>
        <text:list-item>
          <text:p text:style-name="P92">El sistema permitirá para los usuarios que tenga los roles de administración y gerencial la generación de las ventas de realizadas en la playa <text:s/>(combustibles y lubricantes).</text:p>
        </text:list-item>
        <text:list-item>
          <text:p text:style-name="P92">El sistema permitirá para los usuarios que tenga los roles de administración y gerencia la generación de reportes sobre las ventas realizadas en el shop.</text:p>
        </text:list-item>
        <text:list-item>
          <text:p text:style-name="P92">El sistema permitirá a la parte administrativa y gerencial generar un reporte con los productos más vendidos en <text:s/>la playa y shop.</text:p>
        </text:list-item>
        <text:list-item>
          <text:p text:style-name="P92">El sistema permitirá a los usuarios de la parte administrativa y gerencial generar reportes sobre las cuentas corrientes de los clientes y <text:s/>proveedores.</text:p>
        </text:list-item>
        <text:list-item>
          <text:p text:style-name="P92">El sistema permitirá a los usuarios que tengan el rol de administración la registración de las compras hechas (credito, contado) por la estación a los distintos proveedores.</text:p>
        </text:list-item>
        <text:list-item>
          <text:p text:style-name="P92">El sistema permitirá mostrar los servicios más requeridos en el lavadero para la parte administrativa y gerencial.</text:p>
        </text:list-item>
        <text:list-item>
          <text:p text:style-name="P92">El sistema mostrará los productos más vendidos o comprados a los usuarios de rol gerencial.</text:p>
        </text:list-item>
        <text:list-item>
          <text:p text:style-name="P92">El sistema permitirá a los gerentes y la parte administrativa realizar el proceso que genera el formato requerido para el hechauka.</text:p>
        </text:list-item>
        <text:list-item>
          <text:p text:style-name="P92">El sistema solo permitirá a los usuarios que tenga el <text:s/>rol <text:s/>de gerentes poder acceder a la auditoría sobre todos los movimientos realizados en la estación como la playa, el shop y el lavadero. </text:p>
        </text:list-item>
      </text:list>
      <text:p text:style-name="P91"/>
      <text:p text:style-name="P82"/>
      <text:p text:style-name="P82"><text:soft-page-break/></text:p>
      <text:p text:style-name="P82"/>
      <text:list xml:id="list155710082415202" text:continue-numbering="true" text:style-name="WWNum7">
        <text:list-header>
          <text:p text:style-name="P147"><text:s/>SHOP</text:p>
        </text:list-header>
        <text:list-item>
          <text:p text:style-name="P92">El sistema mostrará el monto <text:s/>a pagar y todos los productos que el cliente está deseando llevar.</text:p>
        </text:list-item>
        <text:list-item>
          <text:p text:style-name="P92">El sistema tendrá la posibilidad de registrar todos los productos que un cliente desea <text:s/>comprar con el usuario del empleado que trabaja en el shop.</text:p>
        </text:list-item>
        <text:list-item>
          <text:p text:style-name="P92">El sistema podrá emitir una factura para tener una documentación de todos los movimientos que se hicieron en el shop.</text:p>
        </text:list-item>
        <text:list-item>
          <text:p text:style-name="P92">El sistema permitirá <text:s/>la generación de un reporte que contendrá los datos básicos de los productos del shop como código, nombre y la existencia del producto actualmente.</text:p>
        </text:list-item>
        <text:list-item>
          <text:p text:style-name="P92">El sistema permitirá cargar las ventas de carga de saldo a las distintas compañías que la estación cuenta con este servicio.</text:p>
        </text:list-item>
        <text:list-item>
          <text:p text:style-name="P92">El sistema generará un reporte con todas las ventas de saldo y las distintas telefónicas que se hicieron la ventas.</text:p>
        </text:list-item>
        <text:list-item>
          <text:p text:style-name="P92">El sistema permitirá al usuario que tiene el rol de shop realizar <text:s/>un cierre de turno con todas las ventas de productos que realizo en su turno y las existencia actual <text:s/>de todos los productos. <text:s text:c="2"/></text:p>
          <text:p text:style-name="P95"><text:s/>PLAYA </text:p>
        </text:list-item>
        <text:list-item>
          <text:p text:style-name="P92">El sistema permitirá a los usuarios que tenga el rol de playero y de capitán cargar todas las ventas(contado y credito) de combustible, lubricantes y las distintas formas de pago.</text:p>
        </text:list-item>
        <text:list-item>
          <text:p text:style-name="P92">El sistema permitirá la confección de la factura con la impresora con los datos de las ventas.</text:p>
        </text:list-item>
        <text:list-item>
          <text:p text:style-name="P92">El sistema permitirá la generación de un reporte sobre la cantidad de productos existentes en la playa en ese momento para el <text:s/>control de stock.</text:p>
        </text:list-item>
        <text:list-item>
          <text:p text:style-name="P92">El sistema permitirá solo al usuario que tenga el rol de capitán poder realizar el cierre de turno con todas las ventas de combustibles y lubricantes realizados en dicho turno y la existencia actual de todos los productos</text:p>
          <text:p text:style-name="P95">SERVICIOS</text:p>
        </text:list-item>
        <text:list-item>
          <text:p text:style-name="P92">El sistema permitirá a los usuarios que tenga el rol de lavadero les permitirá registrar las entradas de todos los automóviles para los servicios de lavado y de lubricación.</text:p>
        </text:list-item>
        <text:list-item>
          <text:p text:style-name="P92">El sistema permitirá registrar los servicios realizados en el lavadero para el cobro debido al cliente.</text:p>
        </text:list-item>
        <text:list-item>
          <text:p text:style-name="P92">El sistema permitirá confeccionar la factura con los datos de los servicios realizados para la entrega al <text:s/>cliente.</text:p>
        </text:list-item>
        <text:list-item>
          <text:p text:style-name="P92">El sistema permitirá a los usuarios de rol de lavadero realizar un cierre de turno con todo los servicios hechos y la recaudación en dicho turno.</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10"><text:soft-page-break/></text:p>
      <text:p text:style-name="P1"><text:span text:style-name="T4"><text:tab/></text:span><text:span text:style-name="T10">8.2 <text:s/>Requisitos No Funcionales</text:span></text:p>
      <text:p text:style-name="P27"/>
      <text:list xml:id="list3765842753" text:style-name="WWNum19">
        <text:list-item>
          <text:p text:style-name="P93">El ambiente del sistema operativo será windows.</text:p>
        </text:list-item>
        <text:list-item>
          <text:p text:style-name="P109">Los datos se almacenarán en una base de datos relacional.</text:p>
        </text:list-item>
        <text:list-item>
          <text:p text:style-name="P93">Los modelos de los reportes serán impresos en hoja A4.</text:p>
        </text:list-item>
        <text:list-item>
          <text:p text:style-name="P93">La base de datos que se utilizara será MySql. </text:p>
        </text:list-item>
        <text:list-item>
          <text:p text:style-name="P93">El tipo de moneda utilizado en el sistema será guaraníes.</text:p>
        </text:list-item>
        <text:list-item>
          <text:p text:style-name="P94">El sistema solo soportara el idioma espa<text:span text:style-name="T24">ñ</text:span>ol. </text:p>
        </text:list-item>
        <text:list-item>
          <text:p text:style-name="P93">El sistema imprimirá los recibos a través de la hoja rubricada.</text:p>
        </text:list-item>
      </text:list>
      <text:p text:style-name="P137"/>
      <text:p text:style-name="P118"><text:span text:style-name="T4">8.</text:span><text:span text:style-name="T5">3</text:span><text:span text:style-name="T4"> <text:s/></text:span><text:span text:style-name="T12">IDENTIFICACIÓN</text:span><text:span text:style-name="T4"> DE ACTORES Y TAREAS.</text:span></text:p>
      <text:p text:style-name="P126"/>
      <text:p text:style-name="P127">Rol de encargado del shop:</text:p>
      <text:list xml:id="list1270350144" text:style-name="WWNum8">
        <text:list-item>
          <text:p text:style-name="P83">Registrar de las ventas realizadas en el shop con todos los datos de este como la cantidad de productos, monto y forma de pago.</text:p>
        </text:list-item>
        <text:list-item>
          <text:p text:style-name="P83">Procesar el cierre de turno con todos los datos necesarios para hacer.</text:p>
        </text:list-item>
        <text:list-item>
          <text:p text:style-name="P83">Generar un reporte sobre los estados de los productos.</text:p>
        </text:list-item>
        <text:list-item>
          <text:p text:style-name="P84">Registrar las ventas de saldo de las distintas compa<text:span text:style-name="T24">ñ</text:span>ias. </text:p>
        </text:list-item>
        <text:list-item>
          <text:p text:style-name="P83">Generar reporte sobre la venta de saldo.</text:p>
        </text:list-item>
        <text:list-item>
          <text:p text:style-name="P83">Consulta sobre los estados de la existencia de los productos en el shop.</text:p>
        </text:list-item>
        <text:list-item>
          <text:p text:style-name="P83">Consulta sobre los movimientos de la venta de saldos de las distintas compañías telefónicas.</text:p>
        </text:list-item>
      </text:list>
      <text:p text:style-name="P26"><text:s text:c="12"/></text:p>
      <text:p text:style-name="P26"><text:s text:c="11"/><text:span text:style-name="T26">Rol de Playero: </text:span></text:p>
      <text:list xml:id="list3918435549" text:style-name="WWNum12">
        <text:list-item>
          <text:p text:style-name="P85">Registrar de las ventas realizadas (contado o crédito) en la playa(combustible, lubricantes) con los datos como cantidad/litros, monto y forma de pago.</text:p>
        </text:list-item>
        <text:list-item>
          <text:p text:style-name="P85">Generar reporte sobre los estados actuales de los productos de la playa.</text:p>
        </text:list-item>
        <text:list-item>
          <text:p text:style-name="P85">Consulta sobre el estado actual sobre la existencia de los productos.</text:p>
        </text:list-item>
      </text:list>
      <text:p text:style-name="P26"/>
      <text:p text:style-name="P26"><text:s text:c="10"/><text:span text:style-name="T26">Rol de Capitán:</text:span> <text:s/></text:p>
      <text:list xml:id="list1956782526" text:style-name="WWNum27">
        <text:list-item>
          <text:p text:style-name="P86">Registrar de las ventas realizadas (contado o crédito) en la playa(combustible, lubricantes) con los datos como cantidad/litros, monto y forma de pago.</text:p>
        </text:list-item>
        <text:list-item>
          <text:p text:style-name="P86">Generar reporte sobre los estados actuales de los productos de la playa.</text:p>
        </text:list-item>
        <text:list-item>
          <text:p text:style-name="P86">Procesar el cierre de turno con todos los datos(combustibles y lubricantes) necesarios para hacer(ingreso y cantidad vendida).</text:p>
        </text:list-item>
        <text:list-item>
          <text:p text:style-name="P86">Consulta sobre el estado actual sobre la existencia de los productos.</text:p>
        </text:list-item>
      </text:list>
      <text:p text:style-name="P10"><text:span text:style-name="T1"><text:tab/></text:span></text:p>
      <text:p text:style-name="P1"><text:span text:style-name="T4"><text:tab/></text:span><text:span text:style-name="T3">Rol </text:span><text:span text:style-name="T14">de administración de la estación: </text:span></text:p>
      <text:list xml:id="list3462610320" text:style-name="WWNum15">
        <text:list-item>
          <text:p text:style-name="P87">Crear, editar <text:s/>y eliminar los datos de los clientes.</text:p>
        </text:list-item>
        <text:list-item>
          <text:p text:style-name="P87">Crear, editar y eliminar los datos de los proveedores.</text:p>
        </text:list-item>
        <text:list-item>
          <text:p text:style-name="P87">Crear, editar y eliminar los datos de los productos.</text:p>
        </text:list-item>
        <text:list-item>
          <text:p text:style-name="P87">Crear, editar y eliminar datos sobre los tipos de servicios.</text:p>
        </text:list-item>
        <text:list-item>
          <text:p text:style-name="P87">Lista de clientes.</text:p>
        </text:list-item>
        <text:list-item>
          <text:p text:style-name="P87">Lista de proveedores.</text:p>
        </text:list-item>
        <text:list-item>
          <text:p text:style-name="P87">Lista de los productos que tiene la playa.</text:p>
        </text:list-item>
        <text:list-item>
          <text:p text:style-name="P87">Lista de tipo de servicios.</text:p>
        </text:list-item>
        <text:list-item>
          <text:p text:style-name="P87">Lista de las cuentas corrientes de los clientes.</text:p>
        </text:list-item>
        <text:list-item>
          <text:p text:style-name="P87">Lista de las cuentas corrientes de los proveedores.</text:p>
        </text:list-item>
        <text:list-item>
          <text:p text:style-name="P87"><text:soft-page-break/>Generar reportes sobre la existencia de los productos.</text:p>
        </text:list-item>
        <text:list-item>
          <text:p text:style-name="P87">Generar reportes sobre los productos más vendidos en el shop.</text:p>
        </text:list-item>
        <text:list-item>
          <text:p text:style-name="P87">Generar reportes sobre los combustibles más vendidos en la playa.</text:p>
        </text:list-item>
        <text:list-item>
          <text:p text:style-name="P87">Generar reportes sobre los servicios más recurridos en el lavadero.</text:p>
        </text:list-item>
        <text:list-item>
          <text:p text:style-name="P87">Generar reportes sobre los clientes con mayor movimiento.</text:p>
        </text:list-item>
        <text:list-item>
          <text:p text:style-name="P87">Generar reporte de inventario de productos.</text:p>
        </text:list-item>
        <text:list-item>
          <text:p text:style-name="P87">Generar reporte sobre los movimientos de saldos en las distintas compañías telefónicas.</text:p>
        </text:list-item>
        <text:list-item>
          <text:p text:style-name="P87">Generar reportes sobre la mayor compra de productos/Proveedores.</text:p>
        </text:list-item>
      </text:list>
      <text:list xml:id="list3725497632" text:style-name="WWNum14">
        <text:list-item>
          <text:p text:style-name="P88">Generar reportes sobre todas los movimientos sobre la playa.</text:p>
        </text:list-item>
        <text:list-item>
          <text:p text:style-name="P88">Generar reportes sobre todas los movimientos sobre el shop.</text:p>
        </text:list-item>
        <text:list-item>
          <text:p text:style-name="P88">Generar reportes sobre todas los movimientos sobre el lavadero.</text:p>
        </text:list-item>
        <text:list-item>
          <text:p text:style-name="P88">Consulta sobre los estados de la cuenta corriente de los clientes.</text:p>
        </text:list-item>
        <text:list-item>
          <text:p text:style-name="P88">Consulta sobre los estados de la cuenta corriente de los proveedores.</text:p>
        </text:list-item>
        <text:list-item>
          <text:p text:style-name="P88">Consulta sobre los productos de la playa.</text:p>
        </text:list-item>
        <text:list-item>
          <text:p text:style-name="P88">Consulta sobre los servicios del lavadero.</text:p>
        </text:list-item>
        <text:list-item>
          <text:p text:style-name="P88">Consulta sobre los productos del shop.</text:p>
        </text:list-item>
        <text:list-item>
          <text:p text:style-name="P88">Consulta sobre los movimientos de la venta de saldos de las distintas compañías telefónicas.</text:p>
        </text:list-item>
        <text:list-item>
          <text:p text:style-name="P88">Consulta sobre los clientes.</text:p>
        </text:list-item>
        <text:list-item>
          <text:p text:style-name="P88">Consulta sobre los proveedores.</text:p>
        </text:list-item>
        <text:list-item>
          <text:p text:style-name="P88">Registrar las facturas de las compras entregadas por el proveedor.</text:p>
        </text:list-item>
        <text:list-item>
          <text:p text:style-name="P88">Registrar los gastos que tiene la estación (insumos).</text:p>
        </text:list-item>
        <text:list-item>
          <text:p text:style-name="P88">Registrar la entrada de productos en el shop.</text:p>
        </text:list-item>
        <text:list-item>
          <text:p text:style-name="P88">Registrar la entrada de los combustibles y lubricantes en la playa.</text:p>
        </text:list-item>
        <text:list-item>
          <text:p text:style-name="P88">Registrar la salida de productos del depósito al shop. </text:p>
        </text:list-item>
      </text:list>
      <text:p text:style-name="P10"/>
      <text:p text:style-name="P10"><text:s text:c="11"/><text:span text:style-name="T26">Rol de Gerente de la estación:</text:span></text:p>
      <text:list xml:id="list546078078" text:style-name="WWNum16">
        <text:list-item>
          <text:p text:style-name="P89">Crear, editar y eliminar los usuarios del sistema de la estación.</text:p>
        </text:list-item>
        <text:list-item>
          <text:p text:style-name="P89">Crear, editar y eliminar los roles que tienen los usuarios en la estación.</text:p>
        </text:list-item>
      </text:list>
      <text:list xml:id="list3814125615" text:style-name="WWNum11">
        <text:list-item>
          <text:p text:style-name="P90">Crear, editar <text:s/>y eliminar los datos de los clientes.</text:p>
        </text:list-item>
        <text:list-item>
          <text:p text:style-name="P90">Crear, editar y eliminar los datos de los proveedores.</text:p>
        </text:list-item>
        <text:list-item>
          <text:p text:style-name="P90">Crear, editar y eliminar los datos de los productos.</text:p>
        </text:list-item>
        <text:list-item>
          <text:p text:style-name="P90">Crear, editar y eliminar datos sobre los tipos de servicios.</text:p>
        </text:list-item>
        <text:list-item>
          <text:p text:style-name="P90">Lista de los usuarios de la estación</text:p>
        </text:list-item>
        <text:list-item>
          <text:p text:style-name="P90">Lista de los roles de los usuarios en la estación.</text:p>
        </text:list-item>
        <text:list-item>
          <text:p text:style-name="P90">Lista de clientes.</text:p>
        </text:list-item>
        <text:list-item>
          <text:p text:style-name="P90">Lista de proveedores.</text:p>
        </text:list-item>
        <text:list-item>
          <text:p text:style-name="P90">Lista de los productos que tiene la playa.</text:p>
        </text:list-item>
        <text:list-item>
          <text:p text:style-name="P90">Lista de tipo de servicios.</text:p>
        </text:list-item>
        <text:list-item>
          <text:p text:style-name="P90">Lista de las cuentas corrientes de los clientes.</text:p>
        </text:list-item>
        <text:list-item>
          <text:p text:style-name="P90">Lista de las cuentas corrientes de los proveedores.</text:p>
        </text:list-item>
        <text:list-item>
          <text:p text:style-name="P90">Generar reportes sobre la existencia de los productos.</text:p>
        </text:list-item>
        <text:list-item>
          <text:p text:style-name="P90">Generar reportes sobre los productos más vendidos en el shop.</text:p>
        </text:list-item>
        <text:list-item>
          <text:p text:style-name="P90">Generar reportes sobre los combustibles más vendidos en la playa.</text:p>
        </text:list-item>
        <text:list-item>
          <text:p text:style-name="P90">Generar reportes sobre los servicios más recurridos en el lavadero.</text:p>
        </text:list-item>
        <text:list-item>
          <text:p text:style-name="P90">Generar reportes sobre los clientes con mayor movimiento.</text:p>
        </text:list-item>
        <text:list-item>
          <text:p text:style-name="P90">Generar reporte de inventario de productos.</text:p>
        </text:list-item>
        <text:list-item>
          <text:p text:style-name="P90">Generar reportes sobre la mayor compra de productos/Proveedores.</text:p>
        </text:list-item>
      </text:list>
      <text:list xml:id="list155709839564241" text:continue-list="list3725497632" text:style-name="WWNum14">
        <text:list-item>
          <text:p text:style-name="P88">Generar reportes sobre todas los movimientos sobre la playa.</text:p>
        </text:list-item>
        <text:list-item>
          <text:p text:style-name="P88">Generar reportes sobre todas los movimientos sobre el shop.</text:p>
        </text:list-item>
        <text:list-item>
          <text:p text:style-name="P88"><text:soft-page-break/>Generar reportes sobre todas los movimientos sobre el lavadero</text:p>
        </text:list-item>
        <text:list-item>
          <text:p text:style-name="P88">Generar reporte sobre los movimientos de saldos en las distintas compañías telefónicas.</text:p>
        </text:list-item>
        <text:list-item>
          <text:p text:style-name="P88">Generar el informe de hechauka para subir respectivamente en el sistema marangatu.</text:p>
        </text:list-item>
        <text:list-item>
          <text:p text:style-name="P88">Consulta sobre los estados de la cuenta corriente de los clientes.</text:p>
        </text:list-item>
        <text:list-item>
          <text:p text:style-name="P88">Consulta sobre los estados de la cuenta corriente de los proveedores.</text:p>
        </text:list-item>
        <text:list-item>
          <text:p text:style-name="P88">Consulta sobre los productos de la playa.</text:p>
        </text:list-item>
        <text:list-item>
          <text:p text:style-name="P88">Consulta sobre los servicios del lavadero.</text:p>
        </text:list-item>
        <text:list-item>
          <text:p text:style-name="P88">Consulta sobre los productos del shop.</text:p>
        </text:list-item>
        <text:list-item>
          <text:p text:style-name="P88">Consulta sobre los clientes.</text:p>
        </text:list-item>
        <text:list-item>
          <text:p text:style-name="P88">Consulta sobre los proveedores.</text:p>
        </text:list-item>
        <text:list-item>
          <text:p text:style-name="P88">Consulta sobre la auditoría sobre los movimientos de la playa.</text:p>
        </text:list-item>
        <text:list-item>
          <text:p text:style-name="P88">Consulta sobre la auditoría sobre los movimientos del shop.</text:p>
        </text:list-item>
        <text:list-item>
          <text:p text:style-name="P88">Consulta sobre la auditoría sobre la parte administrativa.</text:p>
        </text:list-item>
        <text:list-item>
          <text:p text:style-name="P88">Consulta sobre la auditoría sobre la parte de lavadero.</text:p>
        </text:list-item>
        <text:list-item>
          <text:p text:style-name="P88">Consulta sobre los movimientos de la venta de saldos de las distintas compañías telefónicas.</text:p>
        </text:list-item>
      </text:list>
      <text:p text:style-name="P10"/>
      <text:section text:style-name="Sect1" text:name="TextSection">
        <text:p text:style-name="P113">8.<text:span text:style-name="T32">4</text:span> <text:s/>ENTRADAS.</text:p>
        <text:p text:style-name="P4"/>
        <text:p text:style-name="P23">Relacionar los documentos, archivos, listados, etc. que fueron identificados.</text:p>
        <text:p text:style-name="P22">Facturas de compras de los productos:</text:p>
        <text:p text:style-name="P22">Un comprobante entregado por el proveedor que puede ser al contado o crédito en base a los artículos suministrados a la estación.</text:p>
        <text:p text:style-name="P22"/>
        <text:p text:style-name="P22">Formulario de cierre de turno de la playa:</text:p>
        <text:p text:style-name="P22">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p>
        <text:p text:style-name="P22"/>
        <text:p text:style-name="P22">Formulario de cierre de turno del shop </text:p>
        <text:p text:style-name="P22">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p>
        <text:p text:style-name="P22"/>
        <text:p text:style-name="P22">Formulario de cierre de turno de lavadero: </text:p>
        <text:p text:style-name="P22">Un formulario que sirve para el encargado del lavadero cargar todo lo recaudado con todos los servicios que dispone el lavado(lavado de automóviles, lubricacion de automoviles) y las formas de pago.</text:p>
        <text:p text:style-name="P22"/>
        <text:p text:style-name="P22">Formulario sobre las ventas realizadas en la playa: </text:p>
        <text:p text:style-name="P22">Un formulario que el playero o el capitán cargan sobre los datos sobre las ventas que se realizó al cliente con todos los detalles sobre los productos vendidos y la forma de pago.</text:p>
        <text:p text:style-name="P22"/>
        <text:p text:style-name="P22"/>
        <text:p text:style-name="P22"><text:soft-page-break/>Formulario sobre las ventas realizadas en el shop: </text:p>
        <text:p text:style-name="P22">Un formulario que el encargado del shop cargan sobre los datos sobre las ventas que se realizó al cliente con todos los detalles sobre los productos vendidos y la forma de pago.</text:p>
        <text:p text:style-name="P22"/>
        <text:p text:style-name="P22">Formulario sobre las ventas realizadas en el lavadero: : </text:p>
        <text:p text:style-name="P22">Un formulario que las personas que se encuentran a cargo del lavadero cargan sobre los datos sobre las ventas que se realizó al cliente con todos los detalles sobre los servicios realizados y la forma de pago.</text:p>
        <text:p text:style-name="P22"/>
        <text:p text:style-name="P113">8.<text:span text:style-name="T32">5</text:span>. SALIDAS.</text:p>
        <text:p text:style-name="P4"/>
        <text:p text:style-name="P23">Describir las salidas identificadas.</text:p>
        <text:p text:style-name="P22">El reporte que se utiliza para reportar al SET(hechauka):</text:p>
        <text:p text:style-name="P22">Se tiene un reporte con todos los movimientos realizados por la estación como las compras y ventas para informar a tributación con el formato que ellos exigen para subir el archivo por el sistema de marangatu.</text:p>
        <text:p text:style-name="P22"/>
        <text:p text:style-name="P22">Confección de las facturas para el cliente :</text:p>
        <text:p text:style-name="P22">La confección de facturas de sobre los datos de ventas con la impresión sobre la playa, shop y lavadero para entregar al cliente.</text:p>
        <text:p text:style-name="P22"/>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
        <text:p text:style-name="P4"><text:soft-page-break/></text:p>
        <text:p text:style-name="P2"><text:span text:style-name="T33">9</text:span>. RECURSOS NECESARIOS.</text:p>
        <text:p text:style-name="P4"/>
        <text:p text:style-name="P118"><text:span text:style-name="T6">9</text:span><text:span text:style-name="T4">.1 <text:s/>HARDWARE.</text:span></text:p>
        <text:p text:style-name="P22"/>
        <text:p text:style-name="P22">Los requerimientos para que el sistema funcione de forma correcta serían:</text:p>
        <text:p text:style-name="P22"/>
        <text:list xml:id="list3107935201" text:style-name="WWNum24">
          <text:list-item>
            <text:p text:style-name="P157"><text:bookmark text:name="_ymj24od2ux56"/>Procesador Intel i3 7100.</text:p>
          </text:list-item>
          <text:list-item>
            <text:p text:style-name="P157"><text:bookmark text:name="_32mjiq8wbvne"/>Seagate 2TB BarraCuda SATA 6 Gb/s 7200 RPM 64MB Cache 3.5 Inch Desktop Hard Drive (ST2000DM006).</text:p>
          </text:list-item>
          <text:list-item>
            <text:p text:style-name="P157"><text:bookmark text:name="_2b2xgyicnojk"/>Kingston HyperX FURY 8GB Kit (2x4GB) 1600MHz DDR3 CL10 DIMM <text:s/>Black (HX316C10FBK2/8).</text:p>
          </text:list-item>
          <text:list-item>
            <text:p text:style-name="P157"><text:bookmark text:name="_mufa16q4n1cz"/>WD 2TB Elements Portable External Hard Drive - USB 3.0 - WDBU6Y0020BBK-WESN.</text:p>
          </text:list-item>
          <text:list-item>
            <text:p text:style-name="P157">Un monitor.</text:p>
          </text:list-item>
          <text:list-item>
            <text:p text:style-name="P157">Un teclado.</text:p>
          </text:list-item>
          <text:list-item>
            <text:p text:style-name="P157">Un mouse </text:p>
          </text:list-item>
          <text:list-item>
            <text:p text:style-name="P158">Epson TMU220.</text:p>
          </text:list-item>
          <text:list-item>
            <text:p text:style-name="P157"><text:bookmark text:name="title"/><text:bookmark text:name="productTitle"/>Acer Aspire E 15 E5-575-33BM 15.6-Inch FHD Notebook (Intel Core i3-7100U 7th Generation , 4GB DDR4, 1TB 5400RPM HD, Intel HD Graphics 620, Windows 10 Home), Obsidian Black.</text:p>
            <text:p text:style-name="P156"/>
          </text:list-item>
        </text:list>
        <text:p text:style-name="P113"><text:span text:style-name="T33">9</text:span>.2. SOFTWARE.</text:p>
        <text:p text:style-name="P22"/>
        <text:p text:style-name="P22">Los requerimientos de la parte software para que el sistem<text:span text:style-name="T28">a</text:span> funcione bien serían:</text:p>
        <text:p text:style-name="P22"/>
        <text:list xml:id="list2897482174" text:style-name="WWNum29">
          <text:list-item>
            <text:p text:style-name="P133">Un sistema operativo windows 7/8/10.</text:p>
          </text:list-item>
        </text:list>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9"><text:soft-page-break/></text:p>
        <text:p text:style-name="P4"><text:span text:style-name="T25">1</text:span><text:span text:style-name="T27">0</text:span><text:span text:style-name="T25">. <text:s/>RELACIÓN CON EL USUARIO.</text:span></text:p>
        <text:p text:style-name="P115"/>
        <text:p text:style-name="P115">El éxito del desarrollo de un sistema recae en gran parte de la responsabilidad y participación activa en la parte interesada(cliente) en dicho elemento/sistema, ya que esto conlleva a un seguimiento de forma muy detallada desde el momento de la planificación, durante el desarrollo de software y la posterior entrega/implementación de dicho software.</text:p>
        <text:p text:style-name="P115"/>
        <text:p text:style-name="P115">El proyecto se desarrolla de acuerdo a las necesidades que tiene el usuario, y es de ahí donde recae la importancia del usuario que esté siguiendo el proyecto de cerca y que apruebe el desarrollo para evitar discusiones u omisiones.</text:p>
        <text:p text:style-name="P115"/>
        <text:p text:style-name="P115">Cabe de dar la importancia que el usuario deben ser personas que estén al tanto de las actividades que se desarrollan en la estación de servicio y a la vez comprometida a brindar entrevistas que fueran necesarias con una información veraz, concisa y precisa desde el momento de la planificación hasta la entrega del producto.</text:p>
        <text:p text:style-name="P115"/>
        <text:p text:style-name="P115">Se pretende con este proyecto que el equipo de desarrollo y la parte interesada en contar con el software que se trabaje en conjunto para obtener un producto que se ajustes con las necesidades que tiene el usuario <text:s/>para mejorar la calidad <text:s/>de los servicios que el cliente ofrece.</text:p>
        <text:p text:style-name="P115"/>
        <text:p text:style-name="P115"/>
        <text:p text:style-name="P115"/>
        <text:p text:style-name="P115"/>
        <text:p text:style-name="P115"/>
        <text:p text:style-name="P11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3" table:style-name="Table3">
          <table:table-column table:style-name="Table3.A"/>
          <table:table-row table:style-name="Table3.1">
            <table:table-cell table:style-name="Table3.A1" office:value-type="string">
              <text:p text:style-name="P16"/>
              <text:p text:style-name="P34"><text:tab/></text:p>
              <text:p text:style-name="P5"/>
              <text:p text:style-name="P5"/>
              <text:p text:style-name="P38">FINAL DEL DOCUMENTO</text:p>
              <text:p text:style-name="P5"/>
              <text:p text:style-name="P5"/>
              <text:p text:style-name="P5"/>
              <text:p text:style-name="P5"/>
              <text:p text:style-name="P138">18 de Abril del 20118, San Lorenzo</text:p>
              <text:p text:style-name="P5"/>
              <text:p text:style-name="P5"/>
              <text:p text:style-name="P5"/>
              <text:p text:style-name="P5"/>
              <text:p text:style-name="P31">RESPONSABLES.</text:p>
              <text:p text:style-name="P5"/>
              <text:p text:style-name="P8"><text:span text:style-name="T4">Integrante 1 <text:s text:c="4"/></text:span><text:span text:style-name="T12">Alvaro Ortiz</text:span></text:p>
              <text:p text:style-name="P5"/>
              <text:p text:style-name="P8"><text:span text:style-name="T4">Integrante 2 <text:s text:c="4"/></text:span><text:span text:style-name="T12">Juan Fernando Mendoza</text:span></text:p>
              <text:p text:style-name="P11"/>
              <text:p text:style-name="P11">Integrante 3 <text:s text:c="4"/>Juan Jose Caimen</text:p>
              <text:p text:style-name="P5"/>
              <text:p text:style-name="P5"/>
              <text:p text:style-name="P5"/>
              <text:p text:style-name="P5"/>
              <text:p text:style-name="P5"/>
              <text:p text:style-name="P5"/>
              <text:p text:style-name="P17"/>
            </table:table-cell>
          </table:table-row>
        </table:table>
        <text:p text:style-name="P28"/>
        <text:p text:style-name="P28"/>
        <text:p text:style-name="P14"/>
      </text:section>
      <text:p text:style-name="P65"/>
      <text:p text:style-name="P2">1<text:span text:style-name="T33">1</text:span>. <text:s/>TÉRMINOS DE APROBACIÓN.</text:p>
      <text:p text:style-name="P25"/>
      <text:p text:style-name="P4"/>
      <text:p text:style-name="P4"/>
      <table:table table:name="Table4" table:style-name="Table4">
        <table:table-column table:style-name="Table4.A"/>
        <table:table-row table:style-name="Table4.1">
          <table:table-cell table:style-name="Table4.A1" office:value-type="string">
            <text:p text:style-name="P16"/>
            <text:p text:style-name="P33"><text:tab/>TÉRMINOS DE APROBACIÓN DE LA ETAPA</text:p>
            <text:p text:style-name="P5"/>
            <text:p text:style-name="P5"/>
            <text:p text:style-name="P8"><text:span text:style-name="T4">NOMBRE DEL SISTEMA: S</text:span><text:span text:style-name="T12">GE</text:span></text:p>
            <text:p text:style-name="P5"/>
            <text:p text:style-name="P5">NOMBRE DE LA ETAPA: ANTEPROYECTO</text:p>
            <text:p text:style-name="P5"/>
            <text:p text:style-name="P8"><text:span text:style-name="T4">ÓRGANO USUARIO : </text:span><text:span text:style-name="T12">ESTACIÓN</text:span><text:span text:style-name="T4"> DE SERVICIO EMR</text:span></text:p>
            <text:p text:style-name="P5"/>
            <text:p text:style-name="P5"/>
            <text:p text:style-name="P67">Aprobamos la presente etapa elaborada por los alumnos responsables de la </text:p>
            <text:p text:style-name="P139">FACULTAD POLITÉCNICA, correspondiente al sistema arriba mencionado.</text:p>
            <text:p text:style-name="P67">Autorizamos a los integrantes del GRUPO a continuar los trabajos de desarrollo, conforme a las especificaciones presentadas en este documento.</text:p>
            <text:p text:style-name="P5"/>
            <text:p text:style-name="P5"/>
            <text:p text:style-name="P5"/>
            <text:p text:style-name="P19"><text:span text:style-name="T12"><text:s text:c="11"/>SAN LORENZO </text:span><text:span text:style-name="T4">,</text:span><text:span text:style-name="T12">18 </text:span><text:span text:style-name="T4">de</text:span><text:span text:style-name="T12"> ABRIL DEL </text:span><text:span text:style-name="T4">2018</text:span></text:p>
            <text:p text:style-name="P5"/>
            <text:p text:style-name="P5"/>
            <text:p text:style-name="P5"/>
            <text:p text:style-name="P5"/>
            <text:p text:style-name="P140"><text:span text:style-name="T12"><text:s text:c="11"/></text:span><text:span text:style-name="T4">------------------------------</text:span></text:p>
            <text:p text:style-name="P143"><text:s/>Profesor <text:s/></text:p>
            <text:p text:style-name="P5"/>
            <text:p text:style-name="P5"/>
            <text:p text:style-name="P5"/>
            <text:p text:style-name="P5"/>
            <text:p text:style-name="P141"><text:s/><text:tab/><text:tab/><text:tab/></text:p>
            <text:p text:style-name="P18"/>
          </table:table-cell>
        </table:table-row>
      </table:table>
      <text:p text:style-name="P4"/>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Arial" svg:font-family="Arial"/>
    <style:font-face style:name="Noto Sans Symbols" svg:font-family="'Noto Sans Symbols'" style:font-family-generic="swiss"/>
    <style:font-face style:name="Arial1"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Arial2" svg:font-family="Arial" style:font-family-generic="swiss" style:font-pitch="variable"/>
    <style:font-face style:name="Caladea1" svg:font-family="Caladea"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font-name="Arial1"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1"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rial1"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1"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rial1" fo:font-family="Arial" style:font-family-generic="roman" style:font-pitch="variable" fo:font-size="11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1"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1"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1"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fo:font-size="12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1"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1"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1"/>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4-18T15:57:07.459000000</dc:date>
    <meta:editing-duration>PT3H10M59S</meta:editing-duration>
    <meta:editing-cycles>27</meta:editing-cycles>
    <meta:print-date>2018-04-18T15:54:32.610000000</meta:print-date>
    <meta:document-statistic meta:table-count="4" meta:image-count="0" meta:object-count="0" meta:page-count="24" meta:paragraph-count="394" meta:word-count="6095" meta:character-count="36788" meta:non-whitespace-character-count="30927"/>
  </office:meta>
</office:document-meta>
</file>